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center" fo:margin-left="0in"/>
    </style:style>
    <style:style style:name="ce3" style:family="table-cell" style:parent-style-name="Default">
      <style:table-cell-properties fo:border-bottom="none" fo:border-left="0.99pt solid #000000" fo:border-right="none" fo:border-top="0.99pt solid #000000"/>
    </style:style>
    <style:style style:name="ce4" style:family="table-cell" style:parent-style-name="Default">
      <style:table-cell-properties fo:border-bottom="none" fo:border-left="0.99pt solid #000000" fo:border-right="none" fo:border-top="none"/>
      <style:text-properties style:font-name="Liberation Sans2"/>
    </style:style>
    <style:style style:name="ce5" style:family="table-cell" style:parent-style-name="Default">
      <style:table-cell-properties fo:border-bottom="none" fo:border-left="0.99pt solid #000000" fo:border-right="none" fo:border-top="none"/>
    </style:style>
    <style:style style:name="ce6" style:family="table-cell" style:parent-style-name="Default">
      <style:table-cell-properties fo:border-bottom="none" fo:border-left="0.99pt solid #000000" fo:border-right="none" fo:border-top="none"/>
      <style:text-properties style:font-name="Liberation Sans1"/>
    </style:style>
    <style:style style:name="ce7" style:family="table-cell" style:parent-style-name="Default">
      <style:table-cell-properties fo:border-bottom="0.99pt solid #000000" fo:border-left="0.99pt solid #000000" fo:border-right="none" fo:border-top="none"/>
    </style:style>
    <style:style style:name="ce8" style:family="table-cell" style:parent-style-name="Default" style:data-style-name="N61">
      <style:table-cell-properties fo:border-bottom="none" fo:border-left="none" fo:border-right="0.99pt solid #000000" fo:border-top="0.99pt solid #000000"/>
    </style:style>
    <style:style style:name="ce9" style:family="table-cell" style:parent-style-name="Default">
      <style:table-cell-properties fo:border-bottom="none" fo:border-left="none" fo:border-right="0.99pt solid #000000" fo:border-top="none"/>
    </style:style>
    <style:style style:name="ce10" style:family="table-cell" style:parent-style-name="Default" style:data-style-name="N61">
      <style:table-cell-properties fo:border-bottom="none" fo:border-left="none" fo:border-right="0.99pt solid #000000" fo:border-top="none"/>
    </style:style>
    <style:style style:name="ce11" style:family="table-cell" style:parent-style-name="Default" style:data-style-name="N61">
      <style:table-cell-properties fo:border-bottom="0.99pt solid #000000" fo:border-left="none" fo:border-right="0.99pt solid #000000" fo:border-top="none"/>
    </style:style>
    <style:style style:name="ce3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99pt solid #000000"/>
    </style:style>
    <style:style style:name="ce15" style:family="table-cell" style:parent-style-name="Default">
      <style:table-cell-properties fo:border-bottom="0.99pt solid #000000" fo:border-left="none" fo:border-right="none" fo:border-top="non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none" fo:border-left="none" fo:border-right="0.99pt solid #000000" fo:border-top="0.99pt solid #000000"/>
    </style:style>
    <style:style style:name="ce18" style:family="table-cell" style:parent-style-name="Default">
      <style:table-cell-properties fo:border-bottom="0.99pt solid #000000" fo:border-left="none" fo:border-right="0.99pt solid #000000" fo:border-top="none"/>
    </style:style>
    <style:style style:name="ce43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47" style:family="table-cell" style:parent-style-name="Default">
      <style:table-cell-properties fo:border="0.99pt solid #000000"/>
    </style:style>
    <style:style style:name="ce48" style:family="table-cell" style:parent-style-name="Default" style:data-style-name="N61">
      <style:table-cell-properties fo:border-bottom="none" fo:border-left="none" fo:border-right="none" fo:border-top="0.99pt solid #000000"/>
    </style:style>
    <style:style style:name="ce49" style:family="table-cell" style:parent-style-name="Default" style:data-style-name="N61">
      <style:table-cell-properties fo:border="none"/>
    </style:style>
    <style:style style:name="ce24" style:family="table-cell" style:parent-style-name="Default" style:data-style-name="N61">
      <style:table-cell-properties fo:border="none"/>
    </style:style>
    <style:style style:name="ce25" style:family="table-cell" style:parent-style-name="Default" style:data-style-name="N61">
      <style:table-cell-properties fo:border-bottom="0.99pt solid #000000" fo:border-left="none" fo:border-right="none" fo:border-top="non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3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54" style:family="table-cell" style:parent-style-name="Default">
      <style:table-cell-properties fo:border-bottom="none" fo:border-left="0.99pt solid #000000" fo:border-right="0.99pt solid #000000" fo:border-top="none"/>
    </style:style>
    <style:style style:name="ce55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56" style:family="table-cell" style:parent-style-name="Default" style:data-style-name="N61">
      <style:table-cell-properties fo:border="0.99pt solid #000000"/>
    </style:style>
    <style:style style:name="ce23" style:family="table-cell" style:parent-style-name="Default" style:data-style-name="N61">
      <style:table-cell-properties fo:border-bottom="none" fo:border-left="none" fo:border-right="none" fo:border-top="0.99pt solid #000000"/>
    </style:style>
    <style:style style:name="ce58" style:family="table-cell" style:parent-style-name="Default" style:data-style-name="N61"/>
    <style:style style:name="ce27" style:family="table-cell" style:parent-style-name="Default">
      <style:table-cell-properties fo:border="0.99pt solid #000000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4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style:font-name="Liberation Sans"/>
    </style:style>
    <style:style style:name="T5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Etalonage" draw:style-name="gr1" draw:text-style-name="P1" svg:width="6.298in" svg:height="3.5449in" svg:x="5.2449in" svg:y="11.8693in">
            <draw:object draw:notify-on-update-of-ranges="Sheet1.G5:Sheet1.G23 Sheet1.H4:Sheet1.H4 Sheet1.H5:Sheet1.H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2161in" svg:y="8.2772in">
            <draw:object draw:notify-on-update-of-ranges="Sheet1.J5:Sheet1.J12 Sheet1.I3:Sheet1.I3 Sheet1.K5:Sheet1.K12 Sheet1.D5:Sheet1.D10 Sheet1.D3:Sheet1.D3 Sheet1.E5:Sheet1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53in" svg:x="5.3327in" svg:y="4.7362in">
            <draw:object draw:notify-on-update-of-ranges="Sheet1.D5:Sheet1.D10 Sheet1.D3:Sheet1.D3 Sheet1.F5:Sheet1.F10 Sheet1.J5:Sheet1.J12 Sheet1.I3:Sheet1.I3 Sheet1.L5:Sheet1.L12 Sheet1.N5:Sheet1.N21 Sheet1.N4:Sheet1.N4 Sheet1.M5:Sheet1.M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8598in" svg:height="3.2961in" svg:x="13.2114in" svg:y="7.7933in">
            <draw:object draw:notify-on-update-of-ranges="Sheet1.Q27:Sheet1.Q37 Sheet1.S26:Sheet1.S26 Sheet1.S27:Sheet1.S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915in" svg:height="3.3236in" svg:x="13.198in" svg:y="11.0913in">
            <draw:object draw:notify-on-update-of-ranges="Sheet1.Q6:Sheet1.Q13 Sheet1.S5:Sheet1.S5 Sheet1.S6:Sheet1.S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768in" svg:height="3.5276in" svg:x="19.0697in" svg:y="7.7669in">
            <draw:object draw:notify-on-update-of-ranges="Sheet1.U27:Sheet1.U37 Sheet1.W26:Sheet1.W26 Sheet1.W27:Sheet1.W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6783in" svg:height="3.3504in" svg:x="18.9898in" svg:y="11.2681in">
            <draw:object draw:notify-on-update-of-ranges="Sheet1.U6:Sheet1.U13 Sheet1.W5:Sheet1.W5 Sheet1.W6:Sheet1.W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1" table:default-cell-style-name="ce5"/>
        <table:table-column table:style-name="co1" table:default-cell-style-name="ce24"/>
        <table:table-column table:style-name="co1" table:default-cell-style-name="ce13"/>
        <table:table-column table:style-name="co1" table:default-cell-style-name="ce9"/>
        <table:table-column table:style-name="co1" table:default-cell-style-name="ce5"/>
        <table:table-column table:style-name="co1" table:default-cell-style-name="ce24"/>
        <table:table-column table:style-name="co1" table:default-cell-style-name="ce13"/>
        <table:table-column table:style-name="co1" table:default-cell-style-name="ce9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Constantes</text:p>
          </table:table-cell>
          <table:covered-table-cell/>
          <table:table-cell/>
          <table:table-cell table:style-name="ce36" office:value-type="string" calcext:value-type="string" table:number-columns-spanned="11" table:number-rows-spanned="2">
            <text:p>Partie 1</text:p>
          </table:table-cell>
          <table:covered-table-cell table:number-columns-repeated="10"/>
          <table:table-cell/>
          <table:table-cell table:style-name="ce36" office:value-type="string" calcext:value-type="string" table:number-columns-spanned="8" table:number-rows-spanned="2">
            <text:p>Partie 2</text:p>
          </table:table-cell>
          <table:covered-table-cell table:number-columns-repeated="7" table:style-name="Default"/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8" table:style-name="Default"/>
          <table:table-cell table:number-columns-repeated="5"/>
        </table:table-row>
        <table:table-row table:style-name="ro1">
          <table:table-cell table:style-name="ce12" office:value-type="string" calcext:value-type="string">
            <text:p>Noms</text:p>
          </table:table-cell>
          <table:table-cell table:style-name="ce12" office:value-type="string" calcext:value-type="string">
            <text:p>Valeurs</text:p>
          </table:table-cell>
          <table:table-cell/>
          <table:table-cell table:style-name="ce12" office:value-type="string" calcext:value-type="string" table:number-columns-spanned="3" table:number-rows-spanned="1">
            <text:p>Méthode 1</text:p>
          </table:table-cell>
          <table:covered-table-cell table:number-columns-repeated="2"/>
          <table:table-cell table:style-name="ce12" office:value-type="string" calcext:value-type="string" table:number-columns-spanned="2" table:number-rows-spanned="1">
            <text:p>Méthode 2 – etalonage</text:p>
          </table:table-cell>
          <table:covered-table-cell/>
          <table:table-cell table:style-name="ce12" office:value-type="string" calcext:value-type="string" table:number-columns-spanned="4" table:number-rows-spanned="1">
            <text:p>Méthode 2</text:p>
          </table:table-cell>
          <table:covered-table-cell/>
          <table:covered-table-cell table:style-name="ce21"/>
          <table:covered-table-cell/>
          <table:table-cell table:style-name="ce12" office:value-type="string" calcext:value-type="string" table:number-columns-spanned="2" table:number-rows-spanned="1">
            <text:p>Theorique</text:p>
          </table:table-cell>
          <table:covered-table-cell/>
          <table:table-cell/>
          <table:table-cell table:style-name="ce46" office:value-type="string" calcext:value-type="string" table:number-columns-spanned="8" table:number-rows-spanned="1">
            <text:p>Delay décharge</text:p>
          </table:table-cell>
          <table:covered-table-cell table:number-columns-repeated="7"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8" office:value-type="float" office:value="300000000" calcext:value-type="float">
            <text:p>3.00E+08</text:p>
          </table:table-cell>
          <table:table-cell/>
          <table:table-cell table:style-name="ce12" office:value-type="string" calcext:value-type="string">
            <text:p>f_res (GHz)</text:p>
          </table:table-cell>
          <table:table-cell table:style-name="ce12" office:value-type="string" calcext:value-type="string">
            <text:p>U_ampl (mV)</text:p>
          </table:table-cell>
          <table:table-cell table:style-name="ce16" office:value-type="string" calcext:value-type="string">
            <text:p>ordre</text:p>
          </table:table-cell>
          <table:table-cell table:style-name="ce12" office:value-type="string" calcext:value-type="string">
            <text:p>U (V)</text:p>
          </table:table-cell>
          <table:table-cell table:style-name="ce12" office:value-type="string" calcext:value-type="string">
            <text:p>f (GHz)</text:p>
          </table:table-cell>
          <table:table-cell table:style-name="ce12" office:value-type="string" calcext:value-type="string">
            <text:p>U_res (V)</text:p>
          </table:table-cell>
          <table:table-cell table:style-name="ce12" office:value-type="string" calcext:value-type="string">
            <text:p>f_res (GHz)</text:p>
          </table:table-cell>
          <table:table-cell table:style-name="ce12" office:value-type="string" calcext:value-type="string">
            <text:p>U_ampl (mV)</text:p>
          </table:table-cell>
          <table:table-cell table:number-columns-repeated="2" table:style-name="ce12" office:value-type="string" calcext:value-type="string">
            <text:p>ordre</text:p>
          </table:table-cell>
          <table:table-cell table:style-name="ce12" office:value-type="string" calcext:value-type="string">
            <text:p>f_res (GHz)</text:p>
          </table:table-cell>
          <table:table-cell/>
          <table:table-cell table:style-name="ce46" office:value-type="string" calcext:value-type="string" table:number-columns-spanned="4" table:number-rows-spanned="1">
            <text:p>55 mA</text:p>
          </table:table-cell>
          <table:covered-table-cell table:number-columns-repeated="3" table:style-name="Default"/>
          <table:table-cell table:style-name="ce46" office:value-type="string" calcext:value-type="string" table:number-columns-spanned="4" table:number-rows-spanned="1">
            <text:p>40 mA</text:p>
          </table:table-cell>
          <table:covered-table-cell table:number-columns-repeated="3" table:style-name="Default"/>
          <table:table-cell table:number-columns-repeated="5"/>
        </table:table-row>
        <table:table-row table:style-name="ro1">
          <table:table-cell table:style-name="ce4" office:value-type="string" calcext:value-type="string">
            <text:p>λ</text:p>
          </table:table-cell>
          <table:table-cell table:style-name="ce9" office:value-type="float" office:value="1.8412" calcext:value-type="float">
            <text:p>1.8412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style-name="ce14" office:value-type="float" office:value="61" calcext:value-type="float">
            <text:p>61</text:p>
          </table:table-cell>
          <table:table-cell table:style-name="ce17" table:formula="of:=ROUND([.$B$7]*SQRT(MAX(0; (2000000000*[.D5]/[.$B$4])^2 -([.$B$5]/[.$B$6]/PI())^2))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3.449" calcext:value-type="float">
            <text:p>3.449</text:p>
          </table:table-cell>
          <table:table-cell table:style-name="ce3" office:value-type="float" office:value="1.49" calcext:value-type="float">
            <text:p>1.49</text:p>
          </table:table-cell>
          <table:table-cell table:style-name="ce14" table:formula="of:=2*(([.G8] - [.I5])*[.H7] + ([.I5] - [.G7])*[.H8])" office:value-type="float" office:value="4.1725" calcext:value-type="float">
            <text:p>4.1725</text:p>
          </table:table-cell>
          <table:table-cell table:style-name="ce14" office:value-type="float" office:value="82" calcext:value-type="float">
            <text:p>82</text:p>
          </table:table-cell>
          <table:table-cell table:style-name="ce17" table:formula="of:=ROUND([.B7]*SQRT(MAX(0; (2000000000*[.J5]/[.B4])^2 -([.B5]/[.B6]/PI())^2))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7" table:formula="of:=[.$B$4]/(2*PI())*SQRT(([.$B$5]/[.$B$6])^2 + ([.M5]*PI()/[.$B$7])^2)/1000000000" office:value-type="float" office:value="4.28833289591411" calcext:value-type="float">
            <text:p>4.28833289591411</text:p>
          </table:table-cell>
          <table:table-cell/>
          <table:table-cell table:style-name="ce12" office:value-type="string" calcext:value-type="string">
            <text:p>f (GHz)</text:p>
          </table:table-cell>
          <table:table-cell table:style-name="ce12" office:value-type="string" calcext:value-type="string">
            <text:p>t (s)</text:p>
          </table:table-cell>
          <table:table-cell table:style-name="ce26" office:value-type="string" calcext:value-type="string">
            <text:p>ne</text:p>
          </table:table-cell>
          <table:table-cell table:style-name="ce12" office:value-type="string" calcext:value-type="string">
            <text:p>-ln(ne)</text:p>
          </table:table-cell>
          <table:table-cell table:style-name="ce12" office:value-type="string" calcext:value-type="string">
            <text:p>f (GHz)</text:p>
          </table:table-cell>
          <table:table-cell table:style-name="ce12" office:value-type="string" calcext:value-type="string">
            <text:p>t (s)</text:p>
          </table:table-cell>
          <table:table-cell table:style-name="ce26" office:value-type="string" calcext:value-type="string">
            <text:p>ne</text:p>
          </table:table-cell>
          <table:table-cell table:style-name="ce27" office:value-type="string" calcext:value-type="string">
            <text:p>-ln<text:span text:style-name="T5">(</text:span>ne<text:span text:style-name="T5">)</text:span>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Rc</text:p>
          </table:table-cell>
          <table:table-cell table:style-name="ce10" office:value-type="float" office:value="0.0205" calcext:value-type="float">
            <text:p>2.05E-02</text:p>
          </table:table-cell>
          <table:table-cell/>
          <table:table-cell table:style-name="ce5" office:value-type="float" office:value="4.241" calcext:value-type="float">
            <text:p>4.241</text:p>
          </table:table-cell>
          <table:table-cell table:style-name="ce13" office:value-type="float" office:value="261" calcext:value-type="float">
            <text:p>261</text:p>
          </table:table-cell>
          <table:table-cell table:style-name="ce17" table:formula="of:=ROUND([.$B$7]*SQRT(MAX(0; (2000000000*[.D6]/[.$B$4])^2 -([.$B$5]/[.$B$6]/PI())^2)))" office:value-type="float" office:value="0" calcext:value-type="float">
            <text:p>0</text:p>
          </table:table-cell>
          <table:table-cell table:style-name="ce5" table:formula="of:=[.G5] + 0.5" office:value-type="float" office:value="0.5" calcext:value-type="float">
            <text:p>0.5</text:p>
          </table:table-cell>
          <table:table-cell table:style-name="ce9" office:value-type="float" office:value="3.672" calcext:value-type="float">
            <text:p>3.672</text:p>
          </table:table-cell>
          <table:table-cell table:style-name="ce5" office:value-type="float" office:value="1.595" calcext:value-type="float">
            <text:p>1.595</text:p>
          </table:table-cell>
          <table:table-cell table:formula="of:=2*(([.G9] - [.I6])*[.H8] + ([.I6] - [.G8])*[.H9])" office:value-type="float" office:value="4.20849" calcext:value-type="float">
            <text:p>4.20849</text:p>
          </table:table-cell>
          <table:table-cell table:style-name="ce13" office:value-type="float" office:value="277" calcext:value-type="float">
            <text:p>277</text:p>
          </table:table-cell>
          <table:table-cell table:style-name="ce9" table:formula="of:=ROUND([.B7]*SQRT(MAX(0; (2000000000*[.J6]/[.B4])^2 -([.B5]/[.B6]/PI())^2)))" office:value-type="float" office:value="0" calcext:value-type="float">
            <text:p>0</text:p>
          </table:table-cell>
          <table:table-cell table:style-name="ce5" table:formula="of:=[.M5] + 1" office:value-type="float" office:value="1" calcext:value-type="float">
            <text:p>1</text:p>
          </table:table-cell>
          <table:table-cell table:style-name="ce17" table:formula="of:=[.$B$4]/(2*PI())*SQRT(([.$B$5]/[.$B$6])^2 + ([.M6]*PI()/[.$B$7])^2)/1000000000" office:value-type="float" office:value="4.29483400584695" calcext:value-type="float">
            <text:p>4.29483400584695</text:p>
          </table:table-cell>
          <table:table-cell/>
          <table:table-cell table:style-name="ce3" office:value-type="float" office:value="4.372" calcext:value-type="float">
            <text:p>4.372</text:p>
          </table:table-cell>
          <table:table-cell table:style-name="ce48" office:value-type="float" office:value="0.0135" calcext:value-type="float">
            <text:p>1.35E-02</text:p>
          </table:table-cell>
          <table:table-cell table:style-name="ce14" table:formula="of:=4E+018*PI()^2*[.$B$8]*[.$B$10]/[.$B$9]^2*([.P6]^2 - [.$D$8]^2)" office:value-type="float" office:value="323917686881262" calcext:value-type="float">
            <text:p>323917686881262</text:p>
          </table:table-cell>
          <table:table-cell table:style-name="ce17" table:formula="of:=-LN([.R6])" office:value-type="float" office:value="-33.4115105466084" calcext:value-type="float">
            <text:p>-33.4115105466084</text:p>
          </table:table-cell>
          <table:table-cell table:style-name="ce3" office:value-type="float" office:value="4.37" calcext:value-type="float">
            <text:p>4.37</text:p>
          </table:table-cell>
          <table:table-cell table:style-name="ce23" office:value-type="float" office:value="0.0155" calcext:value-type="float">
            <text:p>1.55E-02</text:p>
          </table:table-cell>
          <table:table-cell table:style-name="ce14" table:formula="of:=4E+018*PI()^2*[.$B$8]*[.$B$10]/[.$B$9]^2*([.T6]^2 - [.$D$8]^2)" office:value-type="float" office:value="107947857440271" calcext:value-type="float">
            <text:p>107947857440271</text:p>
          </table:table-cell>
          <table:table-cell table:style-name="ce17" table:formula="of:=-LN([.V6])" office:value-type="float" office:value="-32.3126694249876" calcext:value-type="float">
            <text:p>-32.3126694249876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Lc</text:p>
          </table:table-cell>
          <table:table-cell table:style-name="ce10" office:value-type="float" office:value="0.635" calcext:value-type="float">
            <text:p>6.35E-01</text:p>
          </table:table-cell>
          <table:table-cell/>
          <table:table-cell table:style-name="ce5" office:value-type="float" office:value="4.294" calcext:value-type="float">
            <text:p>4.294</text:p>
          </table:table-cell>
          <table:table-cell table:style-name="ce13" office:value-type="float" office:value="280" calcext:value-type="float">
            <text:p>280</text:p>
          </table:table-cell>
          <table:table-cell table:style-name="ce17" table:formula="of:=ROUND([.$B$7]*SQRT(MAX(0; (2000000000*[.D7]/[.$B$4])^2 -([.$B$5]/[.$B$6]/PI())^2)))" office:value-type="float" office:value="1" calcext:value-type="float">
            <text:p>1</text:p>
          </table:table-cell>
          <table:table-cell table:style-name="ce5" table:formula="of:=[.G6] + 0.5" office:value-type="float" office:value="1" calcext:value-type="float">
            <text:p>1</text:p>
          </table:table-cell>
          <table:table-cell table:style-name="ce9" office:value-type="float" office:value="4.001" calcext:value-type="float">
            <text:p>4.001</text:p>
          </table:table-cell>
          <table:table-cell table:style-name="ce5" office:value-type="float" office:value="1.75" calcext:value-type="float">
            <text:p>1.75</text:p>
          </table:table-cell>
          <table:table-cell table:formula="of:=2*(([.G9] - [.I7])*[.H8] + ([.I7] - [.G8])*[.H9])" office:value-type="float" office:value="4.2615" calcext:value-type="float">
            <text:p>4.2615</text:p>
          </table:table-cell>
          <table:table-cell table:style-name="ce13" office:value-type="float" office:value="290" calcext:value-type="float">
            <text:p>290</text:p>
          </table:table-cell>
          <table:table-cell table:style-name="ce9" table:formula="of:=ROUND([.B7]*SQRT(MAX(0; (2000000000*[.J7]/[.B4])^2 -([.B5]/[.B6]/PI())^2)))" office:value-type="float" office:value="0" calcext:value-type="float">
            <text:p>0</text:p>
          </table:table-cell>
          <table:table-cell table:style-name="ce5" table:formula="of:=[.M6] + 1" office:value-type="float" office:value="2" calcext:value-type="float">
            <text:p>2</text:p>
          </table:table-cell>
          <table:table-cell table:style-name="ce17" table:formula="of:=[.$B$4]/(2*PI())*SQRT(([.$B$5]/[.$B$6])^2 + ([.M7]*PI()/[.$B$7])^2)/1000000000" office:value-type="float" office:value="4.31427855760149" calcext:value-type="float">
            <text:p>4.31427855760149</text:p>
          </table:table-cell>
          <table:table-cell/>
          <table:table-cell office:value-type="float" office:value="4.374" calcext:value-type="float">
            <text:p>4.374</text:p>
          </table:table-cell>
          <table:table-cell table:style-name="ce49" office:value-type="float" office:value="0.0115" calcext:value-type="float">
            <text:p>1.15E-02</text:p>
          </table:table-cell>
          <table:table-cell table:formula="of:=4E+018*PI()^2*[.$B$8]*[.$B$10]/[.$B$9]^2*([.P7]^2 - [.$D$8]^2)" office:value-type="float" office:value="539986335736377" calcext:value-type="float">
            <text:p>539986335736377</text:p>
          </table:table-cell>
          <table:table-cell table:formula="of:=-LN([.R7])" office:value-type="float" office:value="-33.9225649509748" calcext:value-type="float">
            <text:p>-33.9225649509748</text:p>
          </table:table-cell>
          <table:table-cell office:value-type="float" office:value="4.371" calcext:value-type="float">
            <text:p>4.371</text:p>
          </table:table-cell>
          <table:table-cell office:value-type="float" office:value="0.0133" calcext:value-type="float">
            <text:p>1.33E-02</text:p>
          </table:table-cell>
          <table:table-cell table:formula="of:=4E+018*PI()^2*[.$B$8]*[.$B$10]/[.$B$9]^2*([.T7]^2 - [.$D$8]^2)" office:value-type="float" office:value="215920419734039" calcext:value-type="float">
            <text:p>215920419734039</text:p>
          </table:table-cell>
          <table:table-cell table:formula="of:=-LN([.V7])" office:value-type="float" office:value="-33.0059310285695" calcext:value-type="float">
            <text:p>-33.0059310285695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ε<text:span text:style-name="T1">0</text:span></text:p>
          </table:table-cell>
          <table:table-cell table:style-name="ce10" office:value-type="float" office:value="0.0000000000089" calcext:value-type="float">
            <text:p>8.90E-12</text:p>
          </table:table-cell>
          <table:table-cell/>
          <table:table-cell table:style-name="ce5" office:value-type="float" office:value="4.369" calcext:value-type="float">
            <text:p>4.369</text:p>
          </table:table-cell>
          <table:table-cell table:style-name="ce13" office:value-type="float" office:value="130" calcext:value-type="float">
            <text:p>130</text:p>
          </table:table-cell>
          <table:table-cell table:style-name="ce17" table:formula="of:=ROUND([.$B$7]*SQRT(MAX(0; (2000000000*[.D8]/[.$B$4])^2 -([.$B$5]/[.$B$6]/PI())^2)))" office:value-type="float" office:value="4" calcext:value-type="float">
            <text:p>4</text:p>
          </table:table-cell>
          <table:table-cell table:style-name="ce5" table:formula="of:=[.G7] + 0.5" office:value-type="float" office:value="1.5" calcext:value-type="float">
            <text:p>1.5</text:p>
          </table:table-cell>
          <table:table-cell table:style-name="ce9" office:value-type="float" office:value="4.176" calcext:value-type="float">
            <text:p>4.176</text:p>
          </table:table-cell>
          <table:table-cell table:style-name="ce5" office:value-type="float" office:value="1.965" calcext:value-type="float">
            <text:p>1.965</text:p>
          </table:table-cell>
          <table:table-cell table:formula="of:=2*(([.G9] - [.I8])*[.H8] + ([.I8] - [.G8])*[.H9])" office:value-type="float" office:value="4.33503" calcext:value-type="float">
            <text:p>4.33503</text:p>
          </table:table-cell>
          <table:table-cell table:style-name="ce13" office:value-type="float" office:value="142" calcext:value-type="float">
            <text:p>142</text:p>
          </table:table-cell>
          <table:table-cell table:style-name="ce9" table:formula="of:=ROUND([.B7]*SQRT(MAX(0; (2000000000*[.J8]/[.B4])^2 -([.B5]/[.B6]/PI())^2)))" office:value-type="float" office:value="3" calcext:value-type="float">
            <text:p>3</text:p>
          </table:table-cell>
          <table:table-cell table:style-name="ce5" table:formula="of:=[.M7] + 1" office:value-type="float" office:value="3" calcext:value-type="float">
            <text:p>3</text:p>
          </table:table-cell>
          <table:table-cell table:style-name="ce17" table:formula="of:=[.$B$4]/(2*PI())*SQRT(([.$B$5]/[.$B$6])^2 + ([.M8]*PI()/[.$B$7])^2)/1000000000" office:value-type="float" office:value="4.34649284257792" calcext:value-type="float">
            <text:p>4.34649284257792</text:p>
          </table:table-cell>
          <table:table-cell/>
          <table:table-cell office:value-type="float" office:value="4.37" calcext:value-type="float">
            <text:p>4.37</text:p>
          </table:table-cell>
          <table:table-cell table:style-name="ce49" office:value-type="float" office:value="0.0152" calcext:value-type="float">
            <text:p>1.52E-02</text:p>
          </table:table-cell>
          <table:table-cell table:formula="of:=4E+018*PI()^2*[.$B$8]*[.$B$10]/[.$B$9]^2*([.P8]^2 - [.$D$8]^2)" office:value-type="float" office:value="107947857440271" calcext:value-type="float">
            <text:p>107947857440271</text:p>
          </table:table-cell>
          <table:table-cell table:formula="of:=-LN([.R8])" office:value-type="float" office:value="-32.3126694249876" calcext:value-type="float">
            <text:p>-32.3126694249876</text:p>
          </table:table-cell>
          <table:table-cell office:value-type="float" office:value="4.372" calcext:value-type="float">
            <text:p>4.372</text:p>
          </table:table-cell>
          <table:table-cell office:value-type="float" office:value="0.0122" calcext:value-type="float">
            <text:p>1.22E-02</text:p>
          </table:table-cell>
          <table:table-cell table:formula="of:=4E+018*PI()^2*[.$B$8]*[.$B$10]/[.$B$9]^2*([.T8]^2 - [.$D$8]^2)" office:value-type="float" office:value="323917686881262" calcext:value-type="float">
            <text:p>323917686881262</text:p>
          </table:table-cell>
          <table:table-cell table:formula="of:=-LN([.V8])" office:value-type="float" office:value="-33.4115105466084" calcext:value-type="float">
            <text:p>-33.4115105466084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e</text:p>
          </table:table-cell>
          <table:table-cell table:style-name="ce10" office:value-type="float" office:value="1.6E-019" calcext:value-type="float">
            <text:p>1.60E-19</text:p>
          </table:table-cell>
          <table:table-cell/>
          <table:table-cell table:style-name="ce5" office:value-type="float" office:value="4.463" calcext:value-type="float">
            <text:p>4.463</text:p>
          </table:table-cell>
          <table:table-cell table:style-name="ce13" office:value-type="float" office:value="36" calcext:value-type="float">
            <text:p>36</text:p>
          </table:table-cell>
          <table:table-cell table:style-name="ce17" table:formula="of:=ROUND([.$B$7]*SQRT(MAX(0; (2000000000*[.D9]/[.$B$4])^2 -([.$B$5]/[.$B$6]/PI())^2)))" office:value-type="float" office:value="5" calcext:value-type="float">
            <text:p>5</text:p>
          </table:table-cell>
          <table:table-cell table:style-name="ce5" table:formula="of:=[.G8] + 0.5" office:value-type="float" office:value="2" calcext:value-type="float">
            <text:p>2</text:p>
          </table:table-cell>
          <table:table-cell table:style-name="ce9" office:value-type="float" office:value="4.347" calcext:value-type="float">
            <text:p>4.347</text:p>
          </table:table-cell>
          <table:table-cell table:style-name="ce5" office:value-type="float" office:value="2.248" calcext:value-type="float">
            <text:p>2.248</text:p>
          </table:table-cell>
          <table:table-cell table:formula="of:=2*(([.G10] - [.I9])*[.H9] + ([.I9] - [.G9])*[.H10])" office:value-type="float" office:value="4.433304" calcext:value-type="float">
            <text:p>4.433304</text:p>
          </table:table-cell>
          <table:table-cell table:style-name="ce13" office:value-type="float" office:value="52" calcext:value-type="float">
            <text:p>52</text:p>
          </table:table-cell>
          <table:table-cell table:style-name="ce9" table:formula="of:=ROUND([.B7]*SQRT(MAX(0; (2000000000*[.J9]/[.B4])^2 -([.B5]/[.B6]/PI())^2)))" office:value-type="float" office:value="5" calcext:value-type="float">
            <text:p>5</text:p>
          </table:table-cell>
          <table:table-cell table:style-name="ce5" table:formula="of:=[.M8] + 1" office:value-type="float" office:value="4" calcext:value-type="float">
            <text:p>4</text:p>
          </table:table-cell>
          <table:table-cell table:style-name="ce17" table:formula="of:=[.$B$4]/(2*PI())*SQRT(([.$B$5]/[.$B$6])^2 + ([.M9]*PI()/[.$B$7])^2)/1000000000" office:value-type="float" office:value="4.39119582935932" calcext:value-type="float">
            <text:p>4.39119582935932</text:p>
          </table:table-cell>
          <table:table-cell/>
          <table:table-cell office:value-type="float" office:value="4.371" calcext:value-type="float">
            <text:p>4.371</text:p>
          </table:table-cell>
          <table:table-cell office:value-type="float" office:value="0.0146" calcext:value-type="float">
            <text:p>1.46E-02</text:p>
          </table:table-cell>
          <table:table-cell table:formula="of:=4E+018*PI()^2*[.$B$8]*[.$B$10]/[.$B$9]^2*([.P9]^2 - [.$D$8]^2)" office:value-type="float" office:value="215920419734039" calcext:value-type="float">
            <text:p>215920419734039</text:p>
          </table:table-cell>
          <table:table-cell table:formula="of:=-LN([.R9])" office:value-type="float" office:value="-33.0059310285695" calcext:value-type="float">
            <text:p>-33.0059310285695</text:p>
          </table:table-cell>
          <table:table-cell office:value-type="float" office:value="4.373" calcext:value-type="float">
            <text:p>4.373</text:p>
          </table:table-cell>
          <table:table-cell office:value-type="float" office:value="0.0114" calcext:value-type="float">
            <text:p>1.14E-02</text:p>
          </table:table-cell>
          <table:table-cell table:formula="of:=4E+018*PI()^2*[.$B$8]*[.$B$10]/[.$B$9]^2*([.T9]^2 - [.$D$8]^2)" office:value-type="float" office:value="431939658882115" calcext:value-type="float">
            <text:p>431939658882115</text:p>
          </table:table-cell>
          <table:table-cell table:formula="of:=-LN([.V9])" office:value-type="float" office:value="-33.6993070159031" calcext:value-type="float">
            <text:p>-33.6993070159031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me</text:p>
          </table:table-cell>
          <table:table-cell table:style-name="ce11" office:value-type="float" office:value="9E-031" calcext:value-type="float">
            <text:p>9.00E-31</text:p>
          </table:table-cell>
          <table:table-cell/>
          <table:table-cell table:style-name="ce7" office:value-type="float" office:value="4.577" calcext:value-type="float">
            <text:p>4.577</text:p>
          </table:table-cell>
          <table:table-cell table:style-name="ce15" office:value-type="float" office:value="9" calcext:value-type="float">
            <text:p>9</text:p>
          </table:table-cell>
          <table:table-cell table:style-name="ce17" table:formula="of:=ROUND([.$B$7]*SQRT(MAX(0; (2000000000*[.D10]/[.$B$4])^2 -([.$B$5]/[.$B$6]/PI())^2)))" office:value-type="float" office:value="7" calcext:value-type="float">
            <text:p>7</text:p>
          </table:table-cell>
          <table:table-cell table:style-name="ce5" table:formula="of:=[.G9] + 0.5" office:value-type="float" office:value="2.5" calcext:value-type="float">
            <text:p>2.5</text:p>
          </table:table-cell>
          <table:table-cell table:style-name="ce9" office:value-type="float" office:value="4.521" calcext:value-type="float">
            <text:p>4.521</text:p>
          </table:table-cell>
          <table:table-cell table:style-name="ce5" office:value-type="float" office:value="2.59" calcext:value-type="float">
            <text:p>2.59</text:p>
          </table:table-cell>
          <table:table-cell table:formula="of:=2*(([.G11] - [.I10])*[.H10] + ([.I10] - [.G10])*[.H11])" office:value-type="float" office:value="4.5498" calcext:value-type="float">
            <text:p>4.5498</text:p>
          </table:table-cell>
          <table:table-cell table:style-name="ce13" office:value-type="float" office:value="10" calcext:value-type="float">
            <text:p>10</text:p>
          </table:table-cell>
          <table:table-cell table:style-name="ce9" table:formula="of:=ROUND([.B7]*SQRT(MAX(0; (2000000000*[.J10]/[.B4])^2 -([.B5]/[.B6]/PI())^2)))" office:value-type="float" office:value="6" calcext:value-type="float">
            <text:p>6</text:p>
          </table:table-cell>
          <table:table-cell table:style-name="ce5" table:formula="of:=[.M9] + 1" office:value-type="float" office:value="5" calcext:value-type="float">
            <text:p>5</text:p>
          </table:table-cell>
          <table:table-cell table:style-name="ce17" table:formula="of:=[.$B$4]/(2*PI())*SQRT(([.$B$5]/[.$B$6])^2 + ([.M10]*PI()/[.$B$7])^2)/1000000000" office:value-type="float" office:value="4.44801099551077" calcext:value-type="float">
            <text:p>4.44801099551077</text:p>
          </table:table-cell>
          <table:table-cell/>
          <table:table-cell office:value-type="float" office:value="4.373" calcext:value-type="float">
            <text:p>4.373</text:p>
          </table:table-cell>
          <table:table-cell office:value-type="float" office:value="0.0129" calcext:value-type="float">
            <text:p>1.29E-02</text:p>
          </table:table-cell>
          <table:table-cell table:formula="of:=4E+018*PI()^2*[.$B$8]*[.$B$10]/[.$B$9]^2*([.P10]^2 - [.$D$8]^2)" office:value-type="float" office:value="431939658882115" calcext:value-type="float">
            <text:p>431939658882115</text:p>
          </table:table-cell>
          <table:table-cell table:formula="of:=-LN([.R10])" office:value-type="float" office:value="-33.6993070159031" calcext:value-type="float">
            <text:p>-33.6993070159031</text:p>
          </table:table-cell>
          <table:table-cell office:value-type="float" office:value="4.374" calcext:value-type="float">
            <text:p>4.374</text:p>
          </table:table-cell>
          <table:table-cell office:value-type="float" office:value="0.0106" calcext:value-type="float">
            <text:p>1.06E-02</text:p>
          </table:table-cell>
          <table:table-cell table:formula="of:=4E+018*PI()^2*[.$B$8]*[.$B$10]/[.$B$9]^2*([.T10]^2 - [.$D$8]^2)" office:value-type="float" office:value="539986335736377" calcext:value-type="float">
            <text:p>539986335736377</text:p>
          </table:table-cell>
          <table:table-cell table:formula="of:=-LN([.V10])" office:value-type="float" office:value="-33.9225649509748" calcext:value-type="float">
            <text:p>-33.922564950974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3" table:number-columns-repeated="2"/>
          <table:table-cell/>
          <table:table-cell table:style-name="ce5" table:formula="of:=[.G10] + 0.5" office:value-type="float" office:value="3" calcext:value-type="float">
            <text:p>3</text:p>
          </table:table-cell>
          <table:table-cell table:style-name="ce9" office:value-type="float" office:value="4.681" calcext:value-type="float">
            <text:p>4.681</text:p>
          </table:table-cell>
          <table:table-cell table:style-name="ce5" office:value-type="float" office:value="5.75" calcext:value-type="float">
            <text:p>5.75</text:p>
          </table:table-cell>
          <table:table-cell table:formula="of:=2*(([.G17]- [.I11])*[.H16] + ([.I11] - [.G16])*[.H17])" office:value-type="float" office:value="5.532" calcext:value-type="float">
            <text:p>5.532</text:p>
          </table:table-cell>
          <table:table-cell table:style-name="ce13" office:value-type="float" office:value="30" calcext:value-type="float">
            <text:p>30</text:p>
          </table:table-cell>
          <table:table-cell table:style-name="ce9" table:formula="of:=ROUND([.B7]*SQRT(MAX(0; (2000000000*[.J11]/[.B4])^2 -([.B5]/[.B6]/PI())^2)))" office:value-type="float" office:value="15" calcext:value-type="float">
            <text:p>15</text:p>
          </table:table-cell>
          <table:table-cell table:style-name="ce5" table:formula="of:=[.M10] + 1" office:value-type="float" office:value="6" calcext:value-type="float">
            <text:p>6</text:p>
          </table:table-cell>
          <table:table-cell table:style-name="ce17" table:formula="of:=[.$B$4]/(2*PI())*SQRT(([.$B$5]/[.$B$6])^2 + ([.M11]*PI()/[.$B$7])^2)/1000000000" office:value-type="float" office:value="4.51648126795486" calcext:value-type="float">
            <text:p>4.51648126795486</text:p>
          </table:table-cell>
          <table:table-cell/>
          <table:table-cell office:value-type="float" office:value="4.375" calcext:value-type="float">
            <text:p>4.375</text:p>
          </table:table-cell>
          <table:table-cell office:value-type="float" office:value="0.011" calcext:value-type="float">
            <text:p>1.10E-02</text:p>
          </table:table-cell>
          <table:table-cell table:formula="of:=4E+018*PI()^2*[.$B$8]*[.$B$10]/[.$B$9]^2*([.P11]^2 - [.$D$8]^2)" office:value-type="float" office:value="648057717444226" calcext:value-type="float">
            <text:p>648057717444226</text:p>
          </table:table-cell>
          <table:table-cell table:formula="of:=-LN([.R11])" office:value-type="float" office:value="-34.1050008784443" calcext:value-type="float">
            <text:p>-34.1050008784443</text:p>
          </table:table-cell>
          <table:table-cell office:value-type="float" office:value="4.375" calcext:value-type="float">
            <text:p>4.375</text:p>
          </table:table-cell>
          <table:table-cell office:value-type="float" office:value="0.01" calcext:value-type="float">
            <text:p>1.00E-02</text:p>
          </table:table-cell>
          <table:table-cell table:formula="of:=4E+018*PI()^2*[.$B$8]*[.$B$10]/[.$B$9]^2*([.T11]^2 - [.$D$8]^2)" office:value-type="float" office:value="648057717444226" calcext:value-type="float">
            <text:p>648057717444226</text:p>
          </table:table-cell>
          <table:table-cell table:formula="of:=-LN([.V11])" office:value-type="float" office:value="-34.1050008784443" calcext:value-type="float">
            <text:p>-34.105000878444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3" table:number-columns-repeated="2"/>
          <table:table-cell/>
          <table:table-cell table:style-name="ce5" table:formula="of:=[.G11] + 0.5" office:value-type="float" office:value="3.5" calcext:value-type="float">
            <text:p>3.5</text:p>
          </table:table-cell>
          <table:table-cell table:style-name="ce9" office:value-type="float" office:value="4.845" calcext:value-type="float">
            <text:p>4.845</text:p>
          </table:table-cell>
          <table:table-cell table:style-name="ce7" office:value-type="float" office:value="6.38" calcext:value-type="float">
            <text:p>6.38</text:p>
          </table:table-cell>
          <table:table-cell table:style-name="ce15" table:formula="of:=2*(([.G19]- [.I12])*[.H18] + ([.I12] - [.G18])*[.H19])" office:value-type="float" office:value="5.7246" calcext:value-type="float">
            <text:p>5.7246</text:p>
          </table:table-cell>
          <table:table-cell table:style-name="ce15" office:value-type="float" office:value="27" calcext:value-type="float">
            <text:p>27</text:p>
          </table:table-cell>
          <table:table-cell table:style-name="ce18" table:formula="of:=ROUND([.B7]*SQRT(MAX(0; (2000000000*[.J12]/[.B4])^2 -([.B5]/[.B6]/PI())^2)))" office:value-type="float" office:value="16" calcext:value-type="float">
            <text:p>16</text:p>
          </table:table-cell>
          <table:table-cell table:style-name="ce5" table:formula="of:=[.M11] + 1" office:value-type="float" office:value="7" calcext:value-type="float">
            <text:p>7</text:p>
          </table:table-cell>
          <table:table-cell table:style-name="ce17" table:formula="of:=[.$B$4]/(2*PI())*SQRT(([.$B$5]/[.$B$6])^2 + ([.M12]*PI()/[.$B$7])^2)/1000000000" office:value-type="float" office:value="4.59608577972497" calcext:value-type="float">
            <text:p>4.59608577972497</text:p>
          </table:table-cell>
          <table:table-cell/>
          <table:table-cell office:value-type="float" office:value="4.38" calcext:value-type="float">
            <text:p>4.38</text:p>
          </table:table-cell>
          <table:table-cell office:value-type="float" office:value="0.0088" calcext:value-type="float">
            <text:p>8.80E-03</text:p>
          </table:table-cell>
          <table:table-cell table:formula="of:=4E+018*PI()^2*[.$B$8]*[.$B$10]/[.$B$9]^2*([.P12]^2 - [.$D$8]^2)" office:value-type="float" office:value="1.18878519878611E+015" calcext:value-type="float">
            <text:p>1.18878519878611E+015</text:p>
          </table:table-cell>
          <table:table-cell table:formula="of:=-LN([.R12])" office:value-type="float" office:value="-34.7117083392645" calcext:value-type="float">
            <text:p>-34.7117083392645</text:p>
          </table:table-cell>
          <table:table-cell office:value-type="float" office:value="4.38" calcext:value-type="float">
            <text:p>4.38</text:p>
          </table:table-cell>
          <table:table-cell office:value-type="float" office:value="0.0075" calcext:value-type="float">
            <text:p>7.50E-03</text:p>
          </table:table-cell>
          <table:table-cell table:formula="of:=4E+018*PI()^2*[.$B$8]*[.$B$10]/[.$B$9]^2*([.T12]^2 - [.$D$8]^2)" office:value-type="float" office:value="1.18878519878611E+015" calcext:value-type="float">
            <text:p>1.18878519878611E+015</text:p>
          </table:table-cell>
          <table:table-cell table:formula="of:=-LN([.V12])" office:value-type="float" office:value="-34.7117083392645" calcext:value-type="float">
            <text:p>-34.7117083392645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5" table:formula="of:=[.G12] + 0.5" office:value-type="float" office:value="4" calcext:value-type="float">
            <text:p>4</text:p>
          </table:table-cell>
          <table:table-cell table:style-name="ce9" office:value-type="float" office:value="4.995" calcext:value-type="float">
            <text:p>4.995</text:p>
          </table:table-cell>
          <table:table-cell table:style-name="ce43" office:value-type="string" calcext:value-type="string" table:number-columns-spanned="4" table:number-rows-spanned="9">
            <text:p>f_res trouvé par interpolation entre les point d’talonnage voisins.</text:p>
            <text:p/>
            <text:p>Moins de pic trouvé à la méthode 1 car le potentiometre n'allais pas jusqu'à 9V.</text:p>
            <text:p/>
            <text:p>Le point d’ordre “inferieur à 0” viennent probablement d’erreurs de meusures de la frequence.</text:p>
          </table:table-cell>
          <table:covered-table-cell table:number-columns-repeated="3"/>
          <table:table-cell table:style-name="ce5" table:formula="of:=[.M12] + 1" office:value-type="float" office:value="8" calcext:value-type="float">
            <text:p>8</text:p>
          </table:table-cell>
          <table:table-cell table:style-name="ce17" table:formula="of:=[.$B$4]/(2*PI())*SQRT(([.$B$5]/[.$B$6])^2 + ([.M13]*PI()/[.$B$7])^2)/1000000000" office:value-type="float" office:value="4.68625715988713" calcext:value-type="float">
            <text:p>4.68625715988713</text:p>
          </table:table-cell>
          <table:table-cell/>
          <table:table-cell office:value-type="float" office:value="4.385" calcext:value-type="float">
            <text:p>4.385</text:p>
          </table:table-cell>
          <table:table-cell office:value-type="float" office:value="0.0075" calcext:value-type="float">
            <text:p>7.50E-03</text:p>
          </table:table-cell>
          <table:table-cell table:formula="of:=4E+018*PI()^2*[.$B$8]*[.$B$10]/[.$B$9]^2*([.P13]^2 - [.$D$8]^2)" office:value-type="float" office:value="1.73013030146589E+015" calcext:value-type="float">
            <text:p>1.73013030146589E+015</text:p>
          </table:table-cell>
          <table:table-cell table:formula="of:=-LN([.R13])" office:value-type="float" office:value="-35.0869731193505" calcext:value-type="float">
            <text:p>-35.0869731193505</text:p>
          </table:table-cell>
          <table:table-cell office:value-type="float" office:value="4.385" calcext:value-type="float">
            <text:p>4.385</text:p>
          </table:table-cell>
          <table:table-cell office:value-type="float" office:value="0.0063" calcext:value-type="float">
            <text:p>6.30E-03</text:p>
          </table:table-cell>
          <table:table-cell table:formula="of:=4E+018*PI()^2*[.$B$8]*[.$B$10]/[.$B$9]^2*([.T13]^2 - [.$D$8]^2)" office:value-type="float" office:value="1.73013030146589E+015" calcext:value-type="float">
            <text:p>1.73013030146589E+015</text:p>
          </table:table-cell>
          <table:table-cell table:style-name="ce18" table:formula="of:=-LN([.V13])" office:value-type="float" office:value="-35.0869731193505" calcext:value-type="float">
            <text:p>-35.0869731193505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5" table:formula="of:=[.G13] + 0.5" office:value-type="float" office:value="4.5" calcext:value-type="float">
            <text:p>4.5</text:p>
          </table:table-cell>
          <table:table-cell table:style-name="ce9" office:value-type="float" office:value="5.156" calcext:value-type="float">
            <text:p>5.156</text:p>
          </table:table-cell>
          <table:covered-table-cell/>
          <table:covered-table-cell table:style-name="ce20"/>
          <table:covered-table-cell table:number-columns-repeated="2"/>
          <table:table-cell table:style-name="ce5" table:formula="of:=[.M13] + 1" office:value-type="float" office:value="9" calcext:value-type="float">
            <text:p>9</text:p>
          </table:table-cell>
          <table:table-cell table:style-name="ce17" table:formula="of:=[.$B$4]/(2*PI())*SQRT(([.$B$5]/[.$B$6])^2 + ([.M14]*PI()/[.$B$7])^2)/1000000000" office:value-type="float" office:value="4.78639823518658" calcext:value-type="float">
            <text:p>4.78639823518658</text:p>
          </table:table-cell>
          <table:table-cell/>
          <table:table-cell office:value-type="float" office:value="4.39" calcext:value-type="float">
            <text:p>4.39</text:p>
          </table:table-cell>
          <table:table-cell office:value-type="float" office:value="0.0064" calcext:value-type="float">
            <text:p>6.40E-03</text:p>
          </table:table-cell>
          <table:table-cell table:formula="of:=4E+018*PI()^2*[.$B$8]*[.$B$10]/[.$B$9]^2*([.P14]^2 - [.$D$8]^2)" office:value-type="float" office:value="2272093025483598" calcext:value-type="float">
            <text:p>2272093025483598</text:p>
          </table:table-cell>
          <table:table-cell table:style-name="ce53"/>
          <table:table-cell office:value-type="float" office:value="4.39" calcext:value-type="float">
            <text:p>4.39</text:p>
          </table:table-cell>
          <table:table-cell office:value-type="float" office:value="0.0054" calcext:value-type="float">
            <text:p>5.40E-03</text:p>
          </table:table-cell>
          <table:table-cell table:formula="of:=4E+018*PI()^2*[.$B$8]*[.$B$10]/[.$B$9]^2*([.T14]^2 - [.$D$8]^2)" office:value-type="float" office:value="2272093025483598" calcext:value-type="float">
            <text:p>2272093025483598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6"/>
          <table:table-cell table:style-name="ce5" table:formula="of:=[.G14] + 0.5" office:value-type="float" office:value="5" calcext:value-type="float">
            <text:p>5</text:p>
          </table:table-cell>
          <table:table-cell table:style-name="ce9" office:value-type="float" office:value="5.297" calcext:value-type="float">
            <text:p>5.297</text:p>
          </table:table-cell>
          <table:covered-table-cell table:number-columns-repeated="4"/>
          <table:table-cell table:style-name="ce5" table:formula="of:=[.M14] + 1" office:value-type="float" office:value="10" calcext:value-type="float">
            <text:p>10</text:p>
          </table:table-cell>
          <table:table-cell table:style-name="ce17" table:formula="of:=[.$B$4]/(2*PI())*SQRT(([.$B$5]/[.$B$6])^2 + ([.M15]*PI()/[.$B$7])^2)/1000000000" office:value-type="float" office:value="4.89589728101003" calcext:value-type="float">
            <text:p>4.89589728101003</text:p>
          </table:table-cell>
          <table:table-cell/>
          <table:table-cell office:value-type="float" office:value="4.395" calcext:value-type="float">
            <text:p>4.395</text:p>
          </table:table-cell>
          <table:table-cell office:value-type="float" office:value="0.0058" calcext:value-type="float">
            <text:p>5.80E-03</text:p>
          </table:table-cell>
          <table:table-cell table:formula="of:=4E+018*PI()^2*[.$B$8]*[.$B$10]/[.$B$9]^2*([.P15]^2 - [.$D$8]^2)" office:value-type="float" office:value="2814673370839195" calcext:value-type="float">
            <text:p>2814673370839195</text:p>
          </table:table-cell>
          <table:table-cell table:style-name="ce54"/>
          <table:table-cell office:value-type="float" office:value="4.395" calcext:value-type="float">
            <text:p>4.395</text:p>
          </table:table-cell>
          <table:table-cell office:value-type="float" office:value="0.0047" calcext:value-type="float">
            <text:p>4.70E-03</text:p>
          </table:table-cell>
          <table:table-cell table:formula="of:=4E+018*PI()^2*[.$B$8]*[.$B$10]/[.$B$9]^2*([.T15]^2 - [.$D$8]^2)" office:value-type="float" office:value="2814673370839195" calcext:value-type="float">
            <text:p>2814673370839195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6"/>
          <table:table-cell table:style-name="ce5" table:formula="of:=[.G15] + 0.5" office:value-type="float" office:value="5.5" calcext:value-type="float">
            <text:p>5.5</text:p>
          </table:table-cell>
          <table:table-cell table:style-name="ce9" office:value-type="float" office:value="5.453" calcext:value-type="float">
            <text:p>5.453</text:p>
          </table:table-cell>
          <table:covered-table-cell table:number-columns-repeated="4"/>
          <table:table-cell table:style-name="ce5" table:formula="of:=[.M15] + 1" office:value-type="float" office:value="11" calcext:value-type="float">
            <text:p>11</text:p>
          </table:table-cell>
          <table:table-cell table:style-name="ce17" table:formula="of:=[.$B$4]/(2*PI())*SQRT(([.$B$5]/[.$B$6])^2 + ([.M16]*PI()/[.$B$7])^2)/1000000000" office:value-type="float" office:value="5.01414125546999" calcext:value-type="float">
            <text:p>5.0141412554699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0053" calcext:value-type="float">
            <text:p>5.30E-03</text:p>
          </table:table-cell>
          <table:table-cell table:formula="of:=4E+018*PI()^2*[.$B$8]*[.$B$10]/[.$B$9]^2*([.P16]^2 - [.$D$8]^2)" office:value-type="float" office:value="3357871337532812" calcext:value-type="float">
            <text:p>3357871337532812</text:p>
          </table:table-cell>
          <table:table-cell table:style-name="ce54"/>
          <table:table-cell office:value-type="float" office:value="4.397" calcext:value-type="float">
            <text:p>4.397</text:p>
          </table:table-cell>
          <table:table-cell office:value-type="float" office:value="0.0045" calcext:value-type="float">
            <text:p>4.50E-03</text:p>
          </table:table-cell>
          <table:table-cell table:formula="of:=4E+018*PI()^2*[.$B$8]*[.$B$10]/[.$B$9]^2*([.T16]^2 - [.$D$8]^2)" office:value-type="float" office:value="3031878442956139" calcext:value-type="float">
            <text:p>3031878442956139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6"/>
          <table:table-cell table:style-name="ce5" table:formula="of:=[.G16] + 0.5" office:value-type="float" office:value="6" calcext:value-type="float">
            <text:p>6</text:p>
          </table:table-cell>
          <table:table-cell table:style-name="ce9" office:value-type="float" office:value="5.611" calcext:value-type="float">
            <text:p>5.611</text:p>
          </table:table-cell>
          <table:covered-table-cell table:number-columns-repeated="4"/>
          <table:table-cell table:style-name="ce5" table:formula="of:=[.M16] + 1" office:value-type="float" office:value="12" calcext:value-type="float">
            <text:p>12</text:p>
          </table:table-cell>
          <table:table-cell table:style-name="ce17" table:formula="of:=[.$B$4]/(2*PI())*SQRT(([.$B$5]/[.$B$6])^2 + ([.M17]*PI()/[.$B$7])^2)/1000000000" office:value-type="float" office:value="5.14052673338164" calcext:value-type="float">
            <text:p>5.14052673338164</text:p>
          </table:table-cell>
          <table:table-cell/>
          <table:table-cell office:value-type="float" office:value="4.405" calcext:value-type="float">
            <text:p>4.405</text:p>
          </table:table-cell>
          <table:table-cell office:value-type="float" office:value="0.0049" calcext:value-type="float">
            <text:p>4.90E-03</text:p>
          </table:table-cell>
          <table:table-cell table:formula="of:=4E+018*PI()^2*[.$B$8]*[.$B$10]/[.$B$9]^2*([.P17]^2 - [.$D$8]^2)" office:value-type="float" office:value="3901686925564230" calcext:value-type="float">
            <text:p>3901686925564230</text:p>
          </table:table-cell>
          <table:table-cell table:style-name="ce54"/>
          <table:table-cell office:value-type="float" office:value="4.399" calcext:value-type="float">
            <text:p>4.399</text:p>
          </table:table-cell>
          <table:table-cell office:value-type="float" office:value="0.0043" calcext:value-type="float">
            <text:p>4.30E-03</text:p>
          </table:table-cell>
          <table:table-cell table:formula="of:=4E+018*PI()^2*[.$B$8]*[.$B$10]/[.$B$9]^2*([.T17]^2 - [.$D$8]^2)" office:value-type="float" office:value="3.24918233448703E+015" calcext:value-type="float">
            <text:p>3.24918233448703E+015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6"/>
          <table:table-cell table:style-name="ce5" table:formula="of:=[.G17] + 0.5" office:value-type="float" office:value="6.5" calcext:value-type="float">
            <text:p>6.5</text:p>
          </table:table-cell>
          <table:table-cell table:style-name="ce9" office:value-type="float" office:value="5.757" calcext:value-type="float">
            <text:p>5.757</text:p>
          </table:table-cell>
          <table:covered-table-cell table:number-columns-repeated="4"/>
          <table:table-cell table:style-name="ce5" table:formula="of:=[.M17] + 1" office:value-type="float" office:value="13" calcext:value-type="float">
            <text:p>13</text:p>
          </table:table-cell>
          <table:table-cell table:style-name="ce17" table:formula="of:=[.$B$4]/(2*PI())*SQRT(([.$B$5]/[.$B$6])^2 + ([.M18]*PI()/[.$B$7])^2)/1000000000" office:value-type="float" office:value="5.27446849328128" calcext:value-type="float">
            <text:p>5.27446849328128</text:p>
          </table:table-cell>
          <table:table-cell/>
          <table:table-cell office:value-type="float" office:value="4.407" calcext:value-type="float">
            <text:p>4.407</text:p>
          </table:table-cell>
          <table:table-cell office:value-type="float" office:value="0.0047" calcext:value-type="float">
            <text:p>4.70E-03</text:p>
          </table:table-cell>
          <table:table-cell table:formula="of:=4E+018*PI()^2*[.$B$8]*[.$B$10]/[.$B$9]^2*([.P18]^2 - [.$D$8]^2)" office:value-type="float" office:value="4.1193860947514E+015" calcext:value-type="float">
            <text:p>4.1193860947514E+015</text:p>
          </table:table-cell>
          <table:table-cell table:style-name="ce54"/>
          <table:table-cell office:value-type="float" office:value="4.401" calcext:value-type="float">
            <text:p>4.401</text:p>
          </table:table-cell>
          <table:table-cell office:value-type="float" office:value="0.0041" calcext:value-type="float">
            <text:p>4.10E-03</text:p>
          </table:table-cell>
          <table:table-cell table:formula="of:=4E+018*PI()^2*[.$B$8]*[.$B$10]/[.$B$9]^2*([.T18]^2 - [.$D$8]^2)" office:value-type="float" office:value="3466585045432003" calcext:value-type="float">
            <text:p>3466585045432003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6"/>
          <table:table-cell table:style-name="ce5" table:formula="of:=[.G18] + 0.5" office:value-type="float" office:value="7" calcext:value-type="float">
            <text:p>7</text:p>
          </table:table-cell>
          <table:table-cell table:style-name="ce9" office:value-type="float" office:value="5.892" calcext:value-type="float">
            <text:p>5.892</text:p>
          </table:table-cell>
          <table:covered-table-cell table:number-columns-repeated="4"/>
          <table:table-cell table:style-name="ce5" table:formula="of:=[.M18] + 1" office:value-type="float" office:value="14" calcext:value-type="float">
            <text:p>14</text:p>
          </table:table-cell>
          <table:table-cell table:style-name="ce17" table:formula="of:=[.$B$4]/(2*PI())*SQRT(([.$B$5]/[.$B$6])^2 + ([.M19]*PI()/[.$B$7])^2)/1000000000" office:value-type="float" office:value="5.41540588504896" calcext:value-type="float">
            <text:p>5.41540588504896</text:p>
          </table:table-cell>
          <table:table-cell/>
          <table:table-cell office:value-type="float" office:value="4.409" calcext:value-type="float">
            <text:p>4.409</text:p>
          </table:table-cell>
          <table:table-cell office:value-type="float" office:value="0.0045" calcext:value-type="float">
            <text:p>4.50E-03</text:p>
          </table:table-cell>
          <table:table-cell table:formula="of:=4E+018*PI()^2*[.$B$8]*[.$B$10]/[.$B$9]^2*([.P19]^2 - [.$D$8]^2)" office:value-type="float" office:value="4337184083352644" calcext:value-type="float">
            <text:p>4337184083352644</text:p>
          </table:table-cell>
          <table:table-cell table:style-name="ce54"/>
          <table:table-cell office:value-type="float" office:value="4.403" calcext:value-type="float">
            <text:p>4.403</text:p>
          </table:table-cell>
          <table:table-cell office:value-type="float" office:value="0.0039" calcext:value-type="float">
            <text:p>3.90E-03</text:p>
          </table:table-cell>
          <table:table-cell table:formula="of:=4E+018*PI()^2*[.$B$8]*[.$B$10]/[.$B$9]^2*([.T19]^2 - [.$D$8]^2)" office:value-type="float" office:value="3684086575791055" calcext:value-type="float">
            <text:p>3684086575791055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6"/>
          <table:table-cell table:style-name="ce5" table:formula="of:=[.G19] + 0.5" office:value-type="float" office:value="7.5" calcext:value-type="float">
            <text:p>7.5</text:p>
          </table:table-cell>
          <table:table-cell table:style-name="ce9" office:value-type="float" office:value="6.041" calcext:value-type="float">
            <text:p>6.041</text:p>
          </table:table-cell>
          <table:covered-table-cell table:number-columns-repeated="4"/>
          <table:table-cell table:style-name="ce5" table:formula="of:=[.M19] + 1" office:value-type="float" office:value="15" calcext:value-type="float">
            <text:p>15</text:p>
          </table:table-cell>
          <table:table-cell table:style-name="ce17" table:formula="of:=[.$B$4]/(2*PI())*SQRT(([.$B$5]/[.$B$6])^2 + ([.M20]*PI()/[.$B$7])^2)/1000000000" office:value-type="float" office:value="5.56280721724467" calcext:value-type="float">
            <text:p>5.56280721724467</text:p>
          </table:table-cell>
          <table:table-cell/>
          <table:table-cell office:value-type="float" office:value="4.411" calcext:value-type="float">
            <text:p>4.411</text:p>
          </table:table-cell>
          <table:table-cell office:value-type="float" office:value="0.0044" calcext:value-type="float">
            <text:p>4.40E-03</text:p>
          </table:table-cell>
          <table:table-cell table:formula="of:=4E+018*PI()^2*[.$B$8]*[.$B$10]/[.$B$9]^2*([.P20]^2 - [.$D$8]^2)" office:value-type="float" office:value="4555080891367971" calcext:value-type="float">
            <text:p>4555080891367971</text:p>
          </table:table-cell>
          <table:table-cell table:style-name="ce54"/>
          <table:table-cell office:value-type="float" office:value="4.411" calcext:value-type="float">
            <text:p>4.411</text:p>
          </table:table-cell>
          <table:table-cell office:value-type="float" office:value="0.0033" calcext:value-type="float">
            <text:p>3.30E-03</text:p>
          </table:table-cell>
          <table:table-cell table:formula="of:=4E+018*PI()^2*[.$B$8]*[.$B$10]/[.$B$9]^2*([.T20]^2 - [.$D$8]^2)" office:value-type="float" office:value="4555080891367971" calcext:value-type="float">
            <text:p>4555080891367971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6"/>
          <table:table-cell table:style-name="ce5" table:formula="of:=[.G20] + 0.5" office:value-type="float" office:value="8" calcext:value-type="float">
            <text:p>8</text:p>
          </table:table-cell>
          <table:table-cell table:style-name="ce9" office:value-type="float" office:value="6.16" calcext:value-type="float">
            <text:p>6.16</text:p>
          </table:table-cell>
          <table:covered-table-cell table:number-columns-repeated="4"/>
          <table:table-cell table:style-name="ce7" table:formula="of:=[.M20] + 1" office:value-type="float" office:value="16" calcext:value-type="float">
            <text:p>16</text:p>
          </table:table-cell>
          <table:table-cell table:style-name="ce17" table:formula="of:=[.$B$4]/(2*PI())*SQRT(([.$B$5]/[.$B$6])^2 + ([.M21]*PI()/[.$B$7])^2)/1000000000" office:value-type="float" office:value="5.71617246029511" calcext:value-type="float">
            <text:p>5.71617246029511</text:p>
          </table:table-cell>
          <table:table-cell/>
          <table:table-cell office:value-type="float" office:value="4.413" calcext:value-type="float">
            <text:p>4.413</text:p>
          </table:table-cell>
          <table:table-cell office:value-type="float" office:value="0.0043" calcext:value-type="float">
            <text:p>4.30E-03</text:p>
          </table:table-cell>
          <table:table-cell table:formula="of:=4E+018*PI()^2*[.$B$8]*[.$B$10]/[.$B$9]^2*([.P21]^2 - [.$D$8]^2)" office:value-type="float" office:value="4773076518797421" calcext:value-type="float">
            <text:p>4773076518797421</text:p>
          </table:table-cell>
          <table:table-cell table:style-name="ce54"/>
          <table:table-cell office:value-type="float" office:value="4.413" calcext:value-type="float">
            <text:p>4.413</text:p>
          </table:table-cell>
          <table:table-cell office:value-type="float" office:value="0.0031" calcext:value-type="float">
            <text:p>3.10E-03</text:p>
          </table:table-cell>
          <table:table-cell table:formula="of:=4E+018*PI()^2*[.$B$8]*[.$B$10]/[.$B$9]^2*([.T21]^2 - [.$D$8]^2)" office:value-type="float" office:value="4773076518797421" calcext:value-type="float">
            <text:p>4773076518797421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6"/>
          <table:table-cell table:style-name="ce5" table:formula="of:=[.G21] + 0.5" office:value-type="float" office:value="8.5" calcext:value-type="float">
            <text:p>8.5</text:p>
          </table:table-cell>
          <table:table-cell table:style-name="ce9" office:value-type="float" office:value="6.304" calcext:value-type="float">
            <text:p>6.304</text:p>
          </table:table-cell>
          <table:table-cell table:number-columns-repeated="4"/>
          <table:table-cell table:style-name="ce13" table:number-columns-repeated="2"/>
          <table:table-cell/>
          <table:table-cell office:value-type="float" office:value="4.415" calcext:value-type="float">
            <text:p>4.415</text:p>
          </table:table-cell>
          <table:table-cell office:value-type="float" office:value="0.0041" calcext:value-type="float">
            <text:p>4.10E-03</text:p>
          </table:table-cell>
          <table:table-cell table:formula="of:=4E+018*PI()^2*[.$B$8]*[.$B$10]/[.$B$9]^2*([.P22]^2 - [.$D$8]^2)" office:value-type="float" office:value="4991170965640863" calcext:value-type="float">
            <text:p>4991170965640863</text:p>
          </table:table-cell>
          <table:table-cell table:style-name="ce54"/>
          <table:table-cell office:value-type="float" office:value="4.415" calcext:value-type="float">
            <text:p>4.415</text:p>
          </table:table-cell>
          <table:table-cell office:value-type="float" office:value="0.003" calcext:value-type="float">
            <text:p>3.00E-03</text:p>
          </table:table-cell>
          <table:table-cell table:formula="of:=4E+018*PI()^2*[.$B$8]*[.$B$10]/[.$B$9]^2*([.T22]^2 - [.$D$8]^2)" office:value-type="float" office:value="4991170965640863" calcext:value-type="float">
            <text:p>4991170965640863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6"/>
          <table:table-cell table:style-name="ce7" table:formula="of:=[.G22] + 0.5" office:value-type="float" office:value="9" calcext:value-type="float">
            <text:p>9</text:p>
          </table:table-cell>
          <table:table-cell table:style-name="ce18" office:value-type="float" office:value="6.443" calcext:value-type="float">
            <text:p>6.443</text:p>
          </table:table-cell>
          <table:table-cell table:number-columns-repeated="4"/>
          <table:table-cell table:style-name="ce13" table:number-columns-repeated="2"/>
          <table:table-cell/>
          <table:table-cell office:value-type="float" office:value="4.417" calcext:value-type="float">
            <text:p>4.417</text:p>
          </table:table-cell>
          <table:table-cell office:value-type="float" office:value="0.004" calcext:value-type="float">
            <text:p>4.00E-03</text:p>
          </table:table-cell>
          <table:table-cell table:formula="of:=4E+018*PI()^2*[.$B$8]*[.$B$10]/[.$B$9]^2*([.P23]^2 - [.$D$8]^2)" office:value-type="float" office:value="5209364231898341" calcext:value-type="float">
            <text:p>5209364231898341</text:p>
          </table:table-cell>
          <table:table-cell table:style-name="ce54"/>
          <table:table-cell office:value-type="float" office:value="4.42" calcext:value-type="float">
            <text:p>4.42</text:p>
          </table:table-cell>
          <table:table-cell office:value-type="float" office:value="0.0028" calcext:value-type="float">
            <text:p>2.80E-03</text:p>
          </table:table-cell>
          <table:table-cell table:formula="of:=4E+018*PI()^2*[.$B$8]*[.$B$10]/[.$B$9]^2*([.T23]^2 - [.$D$8]^2)" office:value-type="float" office:value="5536839417686035" calcext:value-type="float">
            <text:p>5536839417686035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13" table:number-columns-repeated="2"/>
          <table:table-cell table:number-columns-repeated="10"/>
          <table:table-cell office:value-type="float" office:value="4.419" calcext:value-type="float">
            <text:p>4.419</text:p>
          </table:table-cell>
          <table:table-cell office:value-type="float" office:value="0.0039" calcext:value-type="float">
            <text:p>3.90E-03</text:p>
          </table:table-cell>
          <table:table-cell table:formula="of:=4E+018*PI()^2*[.$B$8]*[.$B$10]/[.$B$9]^2*([.P24]^2 - [.$D$8]^2)" office:value-type="float" office:value="5427656317569899" calcext:value-type="float">
            <text:p>5427656317569899</text:p>
          </table:table-cell>
          <table:table-cell table:style-name="ce54"/>
          <table:table-cell office:value-type="float" office:value="4.422" calcext:value-type="float">
            <text:p>4.422</text:p>
          </table:table-cell>
          <table:table-cell office:value-type="float" office:value="0.0027" calcext:value-type="float">
            <text:p>2.70E-03</text:p>
          </table:table-cell>
          <table:table-cell table:formula="of:=4E+018*PI()^2*[.$B$8]*[.$B$10]/[.$B$9]^2*([.T24]^2 - [.$D$8]^2)" office:value-type="float" office:value="5755279732478668" calcext:value-type="float">
            <text:p>5755279732478668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15"/>
          <table:table-cell office:value-type="float" office:value="4.421" calcext:value-type="float">
            <text:p>4.421</text:p>
          </table:table-cell>
          <table:table-cell office:value-type="float" office:value="0.0038" calcext:value-type="float">
            <text:p>3.80E-03</text:p>
          </table:table-cell>
          <table:table-cell table:formula="of:=4E+018*PI()^2*[.$B$8]*[.$B$10]/[.$B$9]^2*([.P25]^2 - [.$D$8]^2)" office:value-type="float" office:value="5646047222655624" calcext:value-type="float">
            <text:p>5646047222655624</text:p>
          </table:table-cell>
          <table:table-cell table:style-name="ce55"/>
          <table:table-cell office:value-type="float" office:value="4.424" calcext:value-type="float">
            <text:p>4.424</text:p>
          </table:table-cell>
          <table:table-cell office:value-type="float" office:value="0.0026" calcext:value-type="float">
            <text:p>2.60E-03</text:p>
          </table:table-cell>
          <table:table-cell table:formula="of:=4E+018*PI()^2*[.$B$8]*[.$B$10]/[.$B$9]^2*([.T25]^2 - [.$D$8]^2)" office:value-type="float" office:value="5973818866685513" calcext:value-type="float">
            <text:p>5973818866685513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15"/>
          <table:table-cell office:value-type="float" office:value="4.423" calcext:value-type="float">
            <text:p>4.423</text:p>
          </table:table-cell>
          <table:table-cell office:value-type="float" office:value="0.0037" calcext:value-type="float">
            <text:p>3.70E-03</text:p>
          </table:table-cell>
          <table:table-cell table:formula="of:=4E+018*PI()^2*[.$B$8]*[.$B$10]/[.$B$9]^2*([.P26]^2 - [.$D$8]^2)" office:value-type="float" office:value="5864536947155342" calcext:value-type="float">
            <text:p>5864536947155342</text:p>
          </table:table-cell>
          <table:table-cell table:style-name="ce12" office:value-type="string" calcext:value-type="string">
            <text:p>1/ne</text:p>
          </table:table-cell>
          <table:table-cell office:value-type="float" office:value="4.426" calcext:value-type="float">
            <text:p>4.426</text:p>
          </table:table-cell>
          <table:table-cell office:value-type="float" office:value="0.0025" calcext:value-type="float">
            <text:p>2.50E-03</text:p>
          </table:table-cell>
          <table:table-cell table:formula="of:=4E+018*PI()^2*[.$B$8]*[.$B$10]/[.$B$9]^2*([.T26]^2 - [.$D$8]^2)" office:value-type="float" office:value="6192456820306306" calcext:value-type="float">
            <text:p>6192456820306306</text:p>
          </table:table-cell>
          <table:table-cell table:style-name="ce27" office:value-type="string" calcext:value-type="string">
            <text:p>1/ne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4.428" calcext:value-type="float">
            <text:p>4.428</text:p>
          </table:table-cell>
          <table:table-cell office:value-type="float" office:value="0.0035" calcext:value-type="float">
            <text:p>3.50E-03</text:p>
          </table:table-cell>
          <table:table-cell table:formula="of:=4E+018*PI()^2*[.$B$8]*[.$B$10]/[.$B$9]^2*([.P27]^2 - [.$D$8]^2)" office:value-type="float" office:value="6411193593341178" calcext:value-type="float">
            <text:p>6411193593341178</text:p>
          </table:table-cell>
          <table:table-cell table:formula="of:=1/[.R27]" office:value-type="float" office:value="1.559771960464E-016" calcext:value-type="float">
            <text:p>1.559771960464E-16</text:p>
          </table:table-cell>
          <table:table-cell office:value-type="float" office:value="4.428" calcext:value-type="float">
            <text:p>4.428</text:p>
          </table:table-cell>
          <table:table-cell office:value-type="float" office:value="0.0024" calcext:value-type="float">
            <text:p>2.40E-03</text:p>
          </table:table-cell>
          <table:table-cell table:formula="of:=4E+018*PI()^2*[.$B$8]*[.$B$10]/[.$B$9]^2*([.T27]^2 - [.$D$8]^2)" office:value-type="float" office:value="6411193593341178" calcext:value-type="float">
            <text:p>6411193593341178</text:p>
          </table:table-cell>
          <table:table-cell table:formula="of:=1/[.V27]" office:value-type="float" office:value="1.559771960464E-016" calcext:value-type="float">
            <text:p>1.559771960464E-16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4.431" calcext:value-type="float">
            <text:p>4.431</text:p>
          </table:table-cell>
          <table:table-cell office:value-type="float" office:value="0.0034" calcext:value-type="float">
            <text:p>3.40E-03</text:p>
          </table:table-cell>
          <table:table-cell table:formula="of:=4E+018*PI()^2*[.$B$8]*[.$B$10]/[.$B$9]^2*([.P28]^2 - [.$D$8]^2)" office:value-type="float" office:value="6739484039294876" calcext:value-type="float">
            <text:p>6739484039294876</text:p>
          </table:table-cell>
          <table:table-cell table:formula="of:=1/[.R28]" office:value-type="float" office:value="1.48379311260247E-016" calcext:value-type="float">
            <text:p>1.48379311260247E-16</text:p>
          </table:table-cell>
          <table:table-cell office:value-type="float" office:value="4.43" calcext:value-type="float">
            <text:p>4.43</text:p>
          </table:table-cell>
          <table:table-cell office:value-type="float" office:value="0.0023" calcext:value-type="float">
            <text:p>2.30E-03</text:p>
          </table:table-cell>
          <table:table-cell table:formula="of:=4E+018*PI()^2*[.$B$8]*[.$B$10]/[.$B$9]^2*([.T28]^2 - [.$D$8]^2)" office:value-type="float" office:value="6630029185790087" calcext:value-type="float">
            <text:p>6630029185790087</text:p>
          </table:table-cell>
          <table:table-cell table:formula="of:=1/[.V28]" office:value-type="float" office:value="1.50828898633398E-016" calcext:value-type="float">
            <text:p>1.50828898633398E-16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4.434" calcext:value-type="float">
            <text:p>4.434</text:p>
          </table:table-cell>
          <table:table-cell office:value-type="float" office:value="0.0033" calcext:value-type="float">
            <text:p>3.30E-03</text:p>
          </table:table-cell>
          <table:table-cell table:formula="of:=4E+018*PI()^2*[.$B$8]*[.$B$10]/[.$B$9]^2*([.P29]^2 - [.$D$8]^2)" office:value-type="float" office:value="7067996828930231" calcext:value-type="float">
            <text:p>7067996828930231</text:p>
          </table:table-cell>
          <table:table-cell table:formula="of:=1/[.R29]" office:value-type="float" office:value="1.4148280258232E-016" calcext:value-type="float">
            <text:p>1.4148280258232E-16</text:p>
          </table:table-cell>
          <table:table-cell office:value-type="float" office:value="4.432" calcext:value-type="float">
            <text:p>4.432</text:p>
          </table:table-cell>
          <table:table-cell office:value-type="float" office:value="0.0022" calcext:value-type="float">
            <text:p>2.20E-03</text:p>
          </table:table-cell>
          <table:table-cell table:formula="of:=4E+018*PI()^2*[.$B$8]*[.$B$10]/[.$B$9]^2*([.T29]^2 - [.$D$8]^2)" office:value-type="float" office:value="6848963597653207" calcext:value-type="float">
            <text:p>6848963597653207</text:p>
          </table:table-cell>
          <table:table-cell table:formula="of:=1/[.V29]" office:value-type="float" office:value="1.46007492336892E-016" calcext:value-type="float">
            <text:p>1.46007492336892E-16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4.437" calcext:value-type="float">
            <text:p>4.437</text:p>
          </table:table-cell>
          <table:table-cell office:value-type="float" office:value="0.0031" calcext:value-type="float">
            <text:p>3.10E-03</text:p>
          </table:table-cell>
          <table:table-cell table:formula="of:=4E+018*PI()^2*[.$B$8]*[.$B$10]/[.$B$9]^2*([.P30]^2 - [.$D$8]^2)" office:value-type="float" office:value="7396731962247243" calcext:value-type="float">
            <text:p>7396731962247243</text:p>
          </table:table-cell>
          <table:table-cell table:formula="of:=1/[.R30]" office:value-type="float" office:value="1.35194840789686E-016" calcext:value-type="float">
            <text:p>1.35194840789686E-16</text:p>
          </table:table-cell>
          <table:table-cell office:value-type="float" office:value="4.436" calcext:value-type="float">
            <text:p>4.436</text:p>
          </table:table-cell>
          <table:table-cell office:value-type="float" office:value="0.0021" calcext:value-type="float">
            <text:p>2.10E-03</text:p>
          </table:table-cell>
          <table:table-cell table:formula="of:=4E+018*PI()^2*[.$B$8]*[.$B$10]/[.$B$9]^2*([.T30]^2 - [.$D$8]^2)" office:value-type="float" office:value="7287128879621378" calcext:value-type="float">
            <text:p>7287128879621378</text:p>
          </table:table-cell>
          <table:table-cell table:formula="of:=1/[.V30]" office:value-type="float" office:value="1.37228257729395E-016" calcext:value-type="float">
            <text:p>1.37228257729395E-16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4.44" calcext:value-type="float">
            <text:p>4.44</text:p>
          </table:table-cell>
          <table:table-cell office:value-type="float" office:value="0.003" calcext:value-type="float">
            <text:p>3.00E-03</text:p>
          </table:table-cell>
          <table:table-cell table:formula="of:=4E+018*PI()^2*[.$B$8]*[.$B$10]/[.$B$9]^2*([.P31]^2 - [.$D$8]^2)" office:value-type="float" office:value="7725689439245913" calcext:value-type="float">
            <text:p>7725689439245913</text:p>
          </table:table-cell>
          <table:table-cell table:formula="of:=1/[.R31]" office:value-type="float" office:value="1.29438286105584E-016" calcext:value-type="float">
            <text:p>1.29438286105584E-16</text:p>
          </table:table-cell>
          <table:table-cell office:value-type="float" office:value="4.438" calcext:value-type="float">
            <text:p>4.438</text:p>
          </table:table-cell>
          <table:table-cell office:value-type="float" office:value="0.002" calcext:value-type="float">
            <text:p>2.00E-03</text:p>
          </table:table-cell>
          <table:table-cell table:formula="of:=4E+018*PI()^2*[.$B$8]*[.$B$10]/[.$B$9]^2*([.T31]^2 - [.$D$8]^2)" office:value-type="float" office:value="7506359749726562" calcext:value-type="float">
            <text:p>7506359749726562</text:p>
          </table:table-cell>
          <table:table-cell table:formula="of:=1/[.V31]" office:value-type="float" office:value="1.33220366907731E-016" calcext:value-type="float">
            <text:p>1.33220366907731E-16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4.444" calcext:value-type="float">
            <text:p>4.444</text:p>
          </table:table-cell>
          <table:table-cell office:value-type="float" office:value="0.0029" calcext:value-type="float">
            <text:p>2.90E-03</text:p>
          </table:table-cell>
          <table:table-cell table:formula="of:=4E+018*PI()^2*[.$B$8]*[.$B$10]/[.$B$9]^2*([.P32]^2 - [.$D$8]^2)" office:value-type="float" office:value="8164645276526634" calcext:value-type="float">
            <text:p>8164645276526634</text:p>
          </table:table-cell>
          <table:table-cell table:formula="of:=1/[.R32]" office:value-type="float" office:value="1.22479295319173E-016" calcext:value-type="float">
            <text:p>1.22479295319173E-16</text:p>
          </table:table-cell>
          <table:table-cell office:value-type="float" office:value="4.44" calcext:value-type="float">
            <text:p>4.44</text:p>
          </table:table-cell>
          <table:table-cell office:value-type="float" office:value="0.0019" calcext:value-type="float">
            <text:p>1.90E-03</text:p>
          </table:table-cell>
          <table:table-cell table:formula="of:=4E+018*PI()^2*[.$B$8]*[.$B$10]/[.$B$9]^2*([.T32]^2 - [.$D$8]^2)" office:value-type="float" office:value="7725689439245913" calcext:value-type="float">
            <text:p>7725689439245913</text:p>
          </table:table-cell>
          <table:table-cell table:formula="of:=1/[.V32]" office:value-type="float" office:value="1.29438286105584E-016" calcext:value-type="float">
            <text:p>1.29438286105584E-16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4.446" calcext:value-type="float">
            <text:p>4.446</text:p>
          </table:table-cell>
          <table:table-cell office:value-type="float" office:value="0.0028" calcext:value-type="float">
            <text:p>2.80E-03</text:p>
          </table:table-cell>
          <table:table-cell table:formula="of:=4E+018*PI()^2*[.$B$8]*[.$B$10]/[.$B$9]^2*([.P33]^2 - [.$D$8]^2)" office:value-type="float" office:value="8384271424288093" calcext:value-type="float">
            <text:p>8384271424288093</text:p>
          </table:table-cell>
          <table:table-cell table:formula="of:=1/[.R33]" office:value-type="float" office:value="1.19270947873078E-016" calcext:value-type="float">
            <text:p>1.19270947873078E-16</text:p>
          </table:table-cell>
          <table:table-cell office:value-type="float" office:value="4.442" calcext:value-type="float">
            <text:p>4.442</text:p>
          </table:table-cell>
          <table:table-cell office:value-type="float" office:value="0.00185" calcext:value-type="float">
            <text:p>1.85E-03</text:p>
          </table:table-cell>
          <table:table-cell table:formula="of:=4E+018*PI()^2*[.$B$8]*[.$B$10]/[.$B$9]^2*([.T33]^2 - [.$D$8]^2)" office:value-type="float" office:value="7945117948179256" calcext:value-type="float">
            <text:p>7945117948179256</text:p>
          </table:table-cell>
          <table:table-cell table:formula="of:=1/[.V33]" office:value-type="float" office:value="1.25863455586479E-016" calcext:value-type="float">
            <text:p>1.25863455586479E-16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4.45" calcext:value-type="float">
            <text:p>4.45</text:p>
          </table:table-cell>
          <table:table-cell office:value-type="float" office:value="0.0027" calcext:value-type="float">
            <text:p>2.70E-03</text:p>
          </table:table-cell>
          <table:table-cell table:formula="of:=4E+018*PI()^2*[.$B$8]*[.$B$10]/[.$B$9]^2*([.P34]^2 - [.$D$8]^2)" office:value-type="float" office:value="8823820178053293" calcext:value-type="float">
            <text:p>8823820178053293</text:p>
          </table:table-cell>
          <table:table-cell table:formula="of:=1/[.R34]" office:value-type="float" office:value="1.13329598724962E-016" calcext:value-type="float">
            <text:p>1.13329598724962E-16</text:p>
          </table:table-cell>
          <table:table-cell office:value-type="float" office:value="4.444" calcext:value-type="float">
            <text:p>4.444</text:p>
          </table:table-cell>
          <table:table-cell office:value-type="float" office:value="0.0018" calcext:value-type="float">
            <text:p>1.80E-03</text:p>
          </table:table-cell>
          <table:table-cell table:formula="of:=4E+018*PI()^2*[.$B$8]*[.$B$10]/[.$B$9]^2*([.T34]^2 - [.$D$8]^2)" office:value-type="float" office:value="8164645276526634" calcext:value-type="float">
            <text:p>8164645276526634</text:p>
          </table:table-cell>
          <table:table-cell table:formula="of:=1/[.V34]" office:value-type="float" office:value="1.22479295319173E-016" calcext:value-type="float">
            <text:p>1.22479295319173E-16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4.453" calcext:value-type="float">
            <text:p>4.453</text:p>
          </table:table-cell>
          <table:table-cell office:value-type="float" office:value="0.0026" calcext:value-type="float">
            <text:p>2.60E-03</text:p>
          </table:table-cell>
          <table:table-cell table:formula="of:=4E+018*PI()^2*[.$B$8]*[.$B$10]/[.$B$9]^2*([.P35]^2 - [.$D$8]^2)" office:value-type="float" office:value="9.15374114433909E+015" calcext:value-type="float">
            <text:p>9.15374114433909E+015</text:p>
          </table:table-cell>
          <table:table-cell table:formula="of:=1/[.R35]" office:value-type="float" office:value="1.09244950696298E-016" calcext:value-type="float">
            <text:p>1.09244950696298E-16</text:p>
          </table:table-cell>
          <table:table-cell office:value-type="float" office:value="4.446" calcext:value-type="float">
            <text:p>4.446</text:p>
          </table:table-cell>
          <table:table-cell office:value-type="float" office:value="0.0017" calcext:value-type="float">
            <text:p>1.70E-03</text:p>
          </table:table-cell>
          <table:table-cell table:formula="of:=4E+018*PI()^2*[.$B$8]*[.$B$10]/[.$B$9]^2*([.T35]^2 - [.$D$8]^2)" office:value-type="float" office:value="8384271424288093" calcext:value-type="float">
            <text:p>8384271424288093</text:p>
          </table:table-cell>
          <table:table-cell table:formula="of:=1/[.V35]" office:value-type="float" office:value="1.19270947873078E-016" calcext:value-type="float">
            <text:p>1.19270947873078E-16</text:p>
          </table:table-cell>
          <table:table-cell table:style-name="ce13"/>
          <table:table-cell table:style-name="ce24"/>
          <table:table-cell table:style-name="ce13" table:number-columns-repeated="2"/>
          <table:table-cell/>
        </table:table-row>
        <table:table-row table:style-name="ro1">
          <table:table-cell table:number-columns-repeated="15"/>
          <table:table-cell office:value-type="float" office:value="4.456" calcext:value-type="float">
            <text:p>4.456</text:p>
          </table:table-cell>
          <table:table-cell office:value-type="float" office:value="0.0025" calcext:value-type="float">
            <text:p>2.50E-03</text:p>
          </table:table-cell>
          <table:table-cell table:formula="of:=4E+018*PI()^2*[.$B$8]*[.$B$10]/[.$B$9]^2*([.P36]^2 - [.$D$8]^2)" office:value-type="float" office:value="9.48388445430654E+015" calcext:value-type="float">
            <text:p>9.48388445430654E+015</text:p>
          </table:table-cell>
          <table:table-cell table:formula="of:=1/[.R36]" office:value-type="float" office:value="1.05442026926626E-016" calcext:value-type="float">
            <text:p>1.05442026926626E-16</text:p>
          </table:table-cell>
          <table:table-cell office:value-type="float" office:value="4.448" calcext:value-type="float">
            <text:p>4.448</text:p>
          </table:table-cell>
          <table:table-cell table:style-name="ce58" office:value-type="float" office:value="0.00165" calcext:value-type="float">
            <text:p>1.65E-03</text:p>
          </table:table-cell>
          <table:table-cell table:formula="of:=4E+018*PI()^2*[.$B$8]*[.$B$10]/[.$B$9]^2*([.T36]^2 - [.$D$8]^2)" office:value-type="float" office:value="8603996391463719" calcext:value-type="float">
            <text:p>8603996391463719</text:p>
          </table:table-cell>
          <table:table-cell table:formula="of:=1/[.V36]" office:value-type="float" office:value="1.16225060367544E-016" calcext:value-type="float">
            <text:p>1.16225060367544E-16</text:p>
          </table:table-cell>
          <table:table-cell table:style-name="ce13"/>
          <table:table-cell table:style-name="ce24"/>
          <table:table-cell table:style-name="ce13" table:number-columns-repeated="2"/>
          <table:table-cell/>
        </table:table-row>
        <table:table-row table:style-name="ro1">
          <table:table-cell table:number-columns-repeated="15"/>
          <table:table-cell table:style-name="ce7" office:value-type="float" office:value="4.461" calcext:value-type="float">
            <text:p>4.461</text:p>
          </table:table-cell>
          <table:table-cell table:style-name="ce25" office:value-type="float" office:value="0.0024" calcext:value-type="float">
            <text:p>2.40E-03</text:p>
          </table:table-cell>
          <table:table-cell table:style-name="ce15" table:formula="of:=4E+018*PI()^2*[.$B$8]*[.$B$10]/[.$B$9]^2*([.P37]^2 - [.$D$8]^2)" office:value-type="float" office:value="1.00346174013226E+016" calcext:value-type="float">
            <text:p>1.00346174013226E+016</text:p>
          </table:table-cell>
          <table:table-cell table:style-name="ce18" table:formula="of:=1/[.R37]" office:value-type="float" office:value="9.96550202171335E-017" calcext:value-type="float">
            <text:p>9.96550202171335E-17</text:p>
          </table:table-cell>
          <table:table-cell table:style-name="ce7" office:value-type="float" office:value="4.45" calcext:value-type="float">
            <text:p>4.45</text:p>
          </table:table-cell>
          <table:table-cell table:style-name="ce25" office:value-type="float" office:value="0.0016" calcext:value-type="float">
            <text:p>1.60E-03</text:p>
          </table:table-cell>
          <table:table-cell table:style-name="ce15" table:formula="of:=4E+018*PI()^2*[.$B$8]*[.$B$10]/[.$B$9]^2*([.T37]^2 - [.$D$8]^2)" office:value-type="float" office:value="8823820178053293" calcext:value-type="float">
            <text:p>8823820178053293</text:p>
          </table:table-cell>
          <table:table-cell table:style-name="ce18" table:formula="of:=1/[.V37]" office:value-type="float" office:value="1.13329598724962E-016" calcext:value-type="float">
            <text:p>1.13329598724962E-16</text:p>
          </table:table-cell>
          <table:table-cell table:style-name="ce13"/>
          <table:table-cell table:style-name="ce24"/>
          <table:table-cell table:style-name="ce13" table:number-columns-repeated="2"/>
          <table:table-cell table:style-name="ce60"/>
        </table:table-row>
        <table:table-row table:style-name="ro1">
          <table:table-cell table:number-columns-repeated="15"/>
          <table:table-cell table:style-name="ce46" office:value-type="string" calcext:value-type="string" table:number-columns-spanned="4" table:number-rows-spanned="5">
            <text:p><text:span text:style-name="T2">Pour I=55mA on a:</text:span></text:p>
            <text:p><text:span text:style-name="T2"/></text:p>
            <text:p><text:span text:style-name="T2">Da = 321*Λ² = 0.0234 S.I.</text:span></text:p>
            <text:p><text:span text:style-name="T3">α</text:span><text:span text:style-name="T4"> = 4.95e-14 S.I.</text:span></text:p>
          </table:table-cell>
          <table:covered-table-cell table:number-columns-repeated="3" table:style-name="ce47"/>
          <table:table-cell table:style-name="ce46" office:value-type="string" calcext:value-type="string" table:number-columns-spanned="4" table:number-rows-spanned="5">
            <text:p><text:span text:style-name="T2">Pour I=35mA on a:</text:span></text:p>
            <text:p><text:span text:style-name="T2"/></text:p>
            <text:p><text:span text:style-name="T2">Da = 298*Λ² = 0.0217 S.I.</text:span></text:p>
            <text:p><text:span text:style-name="T3">α</text:span><text:span text:style-name="T4"> = 5.31e-14S.I.</text:span></text:p>
          </table:table-cell>
          <table:covered-table-cell table:number-columns-repeated="3" table:style-name="ce47"/>
          <table:table-cell table:number-columns-repeated="5"/>
        </table:table-row>
        <table:table-row table:style-name="ro1">
          <table:table-cell table:number-columns-repeated="15"/>
          <table:covered-table-cell table:number-columns-repeated="8" table:style-name="ce47"/>
          <table:table-cell table:number-columns-repeated="5"/>
        </table:table-row>
        <table:table-row table:style-name="ro1">
          <table:table-cell table:number-columns-repeated="15"/>
          <table:covered-table-cell table:number-columns-repeated="3" table:style-name="ce47"/>
          <table:covered-table-cell table:style-name="ce56"/>
          <table:covered-table-cell table:number-columns-repeated="4" table:style-name="ce47"/>
          <table:table-cell table:number-columns-repeated="5"/>
        </table:table-row>
        <table:table-row table:style-name="ro1">
          <table:table-cell table:number-columns-repeated="15"/>
          <table:covered-table-cell table:number-columns-repeated="8" table:style-name="ce47"/>
          <table:table-cell table:number-columns-repeated="5"/>
        </table:table-row>
        <table:table-row table:style-name="ro1">
          <table:table-cell table:number-columns-repeated="15"/>
          <table:covered-table-cell table:style-name="ce46"/>
          <table:covered-table-cell table:number-columns-repeated="7" table:style-name="ce4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 style:data-style-name="N2" text:time-value="14:44:47.917503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09:19:35.022886036</meta:creation-date>
    <dc:date>2021-09-08T16:59:10.420252342</dc:date>
    <meta:editing-duration>PT5H51M52S</meta:editing-duration>
    <meta:editing-cycles>106</meta:editing-cycles>
    <meta:generator>LibreOffice/7.1.5.2$Linux_X86_64 LibreOffice_project/10$Build-2</meta:generator>
    <meta:document-statistic meta:table-count="1" meta:cell-count="402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543cm" svg:y="4.203cm" style:legend-expansion="high" chart:style-name="ch2"/>
        <chart:plot-area chart:style-name="ch3" table:cell-range-address="Sheet1.G5:Sheet1.H23 Sheet1.H4:Sheet1.H4" chart:data-source-has-labels="row" svg:x="0.319cm" svg:y="0.18cm" svg:width="12.905cm" svg:height="8.645cm">
          <chart:coordinate-region svg:x="0.755cm" svg:y="0.379cm" svg:width="12.283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5:Sheet1.H23" chart:label-cell-address="Sheet1.H4:Sheet1.H4" chart:class="chart:scatter">
            <chart:domain table:cell-range-address="Sheet1.G5:Sheet1.G23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 (GHz)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5:Sheet1.G23</svg:desc>
                </draw:g>
              </table:table-cell>
              <table:table-cell office:value-type="float" office:value="3.449">
                <text:p>3.449</text:p>
                <draw:g>
                  <svg:desc>Sheet1.H5:Sheet1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.672">
                <text:p>3.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.001">
                <text:p>4.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4.176">
                <text:p>4.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.347">
                <text:p>4.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4.521">
                <text:p>4.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.681">
                <text:p>4.6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4.845">
                <text:p>4.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.995">
                <text:p>4.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5.156">
                <text:p>5.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.297">
                <text:p>5.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5.453">
                <text:p>5.4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5.611">
                <text:p>5.6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5.757">
                <text:p>5.7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5.892">
                <text:p>5.8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6.041">
                <text:p>6.0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6.304">
                <text:p>6.3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6.443">
                <text:p>6.4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31cm" svg:y="3.952cm" style:legend-expansion="high" chart:style-name="ch2"/>
        <chart:plot-area chart:style-name="ch3" table:cell-range-address="Sheet1.J5:Sheet1.K12 Sheet1.I3:Sheet1.I3 Sheet1.D3:Sheet1.D3 Sheet1.E5:Sheet1.E10" chart:data-source-has-labels="row" svg:x="0.32cm" svg:y="0.18cm" svg:width="12.991cm" svg:height="8.64cm">
          <chart:coordinate-region svg:x="1.127cm" svg:y="0.379cm" svg:width="12.09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5:Sheet1.K12" chart:label-cell-address="Sheet1.I3:Sheet1.I3" chart:class="chart:scatter">
            <chart:domain table:cell-range-address="Sheet1.J5:Sheet1.J12"/>
            <chart:data-point chart:repeated="8"/>
          </chart:series>
          <chart:series chart:style-name="ch8" chart:values-cell-range-address="Sheet1.E5:Sheet1.E10" chart:label-cell-address="Sheet1.D3:Sheet1.D3" chart:class="chart:scatter">
            <chart:domain table:cell-range-address="Sheet1.D5:Sheet1.D10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Méthode 2</text:p>
                <draw:g>
                  <svg:desc>Sheet1.I3:Sheet1.I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éthode 1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725">
                <text:p>4.1725</text:p>
                <draw:g>
                  <svg:desc>Sheet1.J5:Sheet1.J12</svg:desc>
                </draw:g>
              </table:table-cell>
              <table:table-cell office:value-type="float" office:value="82">
                <text:p>82</text:p>
                <draw:g>
                  <svg:desc>Sheet1.K5:Sheet1.K12</svg:desc>
                </draw:g>
              </table:table-cell>
              <table:table-cell office:value-type="float" office:value="4.2">
                <text:p>4.2</text:p>
                <draw:g>
                  <svg:desc>Sheet1.D5:Sheet1.D10</svg:desc>
                </draw:g>
              </table:table-cell>
              <table:table-cell office:value-type="float" office:value="61">
                <text:p>61</text:p>
                <draw:g>
                  <svg:desc>Sheet1.E5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20849">
                <text:p>4.20849</text:p>
              </table:table-cell>
              <table:table-cell office:value-type="float" office:value="277">
                <text:p>277</text:p>
              </table:table-cell>
              <table:table-cell office:value-type="float" office:value="4.241">
                <text:p>4.24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615">
                <text:p>4.2615</text:p>
              </table:table-cell>
              <table:table-cell office:value-type="float" office:value="290">
                <text:p>290</text:p>
              </table:table-cell>
              <table:table-cell office:value-type="float" office:value="4.294">
                <text:p>4.29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3503">
                <text:p>4.33503</text:p>
              </table:table-cell>
              <table:table-cell office:value-type="float" office:value="142">
                <text:p>142</text:p>
              </table:table-cell>
              <table:table-cell office:value-type="float" office:value="4.369">
                <text:p>4.3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33304">
                <text:p>4.433304</text:p>
              </table:table-cell>
              <table:table-cell office:value-type="float" office:value="52">
                <text:p>52</text:p>
              </table:table-cell>
              <table:table-cell office:value-type="float" office:value="4.463">
                <text:p>4.4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498">
                <text:p>4.5498</text:p>
              </table:table-cell>
              <table:table-cell office:value-type="float" office:value="10">
                <text:p>10</text:p>
              </table:table-cell>
              <table:table-cell office:value-type="float" office:value="4.577">
                <text:p>4.5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532">
                <text:p>5.532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7246">
                <text:p>5.7246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3cm" chart:symbol-height="0.3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35cm" chart:symbol-height="0.3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081cm" svg:y="3.706cm" style:legend-expansion="high" chart:style-name="ch2"/>
        <chart:plot-area chart:style-name="ch3" table:cell-range-address="Sheet1.D5:Sheet1.D10 Sheet1.D3:Sheet1.D3 Sheet1.F5:Sheet1.F10 Sheet1.I3:Sheet1.I3 Sheet1.L5:Sheet1.L12 Sheet1.N4:Sheet1.N4 Sheet1.M5:Sheet1.M21" chart:data-source-has-labels="row" svg:x="0.319cm" svg:y="0.18cm" svg:width="11.443cm" svg:height="8.646cm">
          <chart:coordinate-region svg:x="0.755cm" svg:y="0.379cm" svg:width="10.729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5:Sheet1.F10" chart:label-cell-address="Sheet1.D3:Sheet1.D3" chart:class="chart:scatter">
            <chart:domain table:cell-range-address="Sheet1.D5:Sheet1.D10"/>
            <chart:data-point chart:repeated="6"/>
          </chart:series>
          <chart:series chart:style-name="ch8" chart:values-cell-range-address="Sheet1.L5:Sheet1.L12" chart:label-cell-address="Sheet1.I3:Sheet1.I3" chart:class="chart:scatter">
            <chart:domain table:cell-range-address="Sheet1.J5:Sheet1.J12"/>
            <chart:data-point chart:repeated="8"/>
          </chart:series>
          <chart:series chart:style-name="ch9" chart:values-cell-range-address="Sheet1.M5:Sheet1.M21" chart:label-cell-address="Sheet1.N4:Sheet1.N4" chart:class="chart:scatter">
            <chart:domain table:cell-range-address="Sheet1.N5:Sheet1.N21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éthode 1</text:p>
                <draw:g>
                  <svg:desc>Sheet1.D3:Sheet1.D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Méthode 2</text:p>
                <draw:g>
                  <svg:desc>Sheet1.I3:Sheet1.I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_res (GHz)</text:p>
                <draw:g>
                  <svg:desc>Sheet1.N4:Sheet1.N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">
                <text:p>4.2</text:p>
                <draw:g>
                  <svg:desc>Sheet1.D5:Sheet1.D10</svg:desc>
                </draw:g>
              </table:table-cell>
              <table:table-cell office:value-type="float" office:value="0">
                <text:p>0</text:p>
                <draw:g>
                  <svg:desc>Sheet1.F5:Sheet1.F10</svg:desc>
                </draw:g>
              </table:table-cell>
              <table:table-cell office:value-type="float" office:value="4.1725">
                <text:p>4.1725</text:p>
                <draw:g>
                  <svg:desc>Sheet1.J5:Sheet1.J12</svg:desc>
                </draw:g>
              </table:table-cell>
              <table:table-cell office:value-type="float" office:value="0">
                <text:p>0</text:p>
                <draw:g>
                  <svg:desc>Sheet1.L5:Sheet1.L12</svg:desc>
                </draw:g>
              </table:table-cell>
              <table:table-cell office:value-type="float" office:value="4.28833289591411">
                <text:p>4.28833289591411</text:p>
                <draw:g>
                  <svg:desc>Sheet1.N5:Sheet1.N21</svg:desc>
                </draw:g>
              </table:table-cell>
              <table:table-cell office:value-type="float" office:value="0">
                <text:p>0</text:p>
                <draw:g>
                  <svg:desc>Sheet1.M5:Sheet1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241">
                <text:p>4.241</text:p>
              </table:table-cell>
              <table:table-cell office:value-type="float" office:value="0">
                <text:p>0</text:p>
              </table:table-cell>
              <table:table-cell office:value-type="float" office:value="4.20849">
                <text:p>4.20849</text:p>
              </table:table-cell>
              <table:table-cell office:value-type="float" office:value="0">
                <text:p>0</text:p>
              </table:table-cell>
              <table:table-cell office:value-type="float" office:value="4.29483400584695">
                <text:p>4.29483400584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94">
                <text:p>4.294</text:p>
              </table:table-cell>
              <table:table-cell office:value-type="float" office:value="1">
                <text:p>1</text:p>
              </table:table-cell>
              <table:table-cell office:value-type="float" office:value="4.2615">
                <text:p>4.2615</text:p>
              </table:table-cell>
              <table:table-cell office:value-type="float" office:value="0">
                <text:p>0</text:p>
              </table:table-cell>
              <table:table-cell office:value-type="float" office:value="4.31427855760149">
                <text:p>4.31427855760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69">
                <text:p>4.369</text:p>
              </table:table-cell>
              <table:table-cell office:value-type="float" office:value="4">
                <text:p>4</text:p>
              </table:table-cell>
              <table:table-cell office:value-type="float" office:value="4.33503">
                <text:p>4.33503</text:p>
              </table:table-cell>
              <table:table-cell office:value-type="float" office:value="3">
                <text:p>3</text:p>
              </table:table-cell>
              <table:table-cell office:value-type="float" office:value="4.34649284257792">
                <text:p>4.346492842577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63">
                <text:p>4.463</text:p>
              </table:table-cell>
              <table:table-cell office:value-type="float" office:value="5">
                <text:p>5</text:p>
              </table:table-cell>
              <table:table-cell office:value-type="float" office:value="4.433304">
                <text:p>4.433304</text:p>
              </table:table-cell>
              <table:table-cell office:value-type="float" office:value="5">
                <text:p>5</text:p>
              </table:table-cell>
              <table:table-cell office:value-type="float" office:value="4.39119582935932">
                <text:p>4.391195829359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77">
                <text:p>4.577</text:p>
              </table:table-cell>
              <table:table-cell office:value-type="float" office:value="7">
                <text:p>7</text:p>
              </table:table-cell>
              <table:table-cell office:value-type="float" office:value="4.5498">
                <text:p>4.5498</text:p>
              </table:table-cell>
              <table:table-cell office:value-type="float" office:value="6">
                <text:p>6</text:p>
              </table:table-cell>
              <table:table-cell office:value-type="float" office:value="4.44801099551077">
                <text:p>4.448010995510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32">
                <text:p>5.532</text:p>
              </table:table-cell>
              <table:table-cell office:value-type="float" office:value="15">
                <text:p>15</text:p>
              </table:table-cell>
              <table:table-cell office:value-type="float" office:value="4.51648126795486">
                <text:p>4.516481267954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246">
                <text:p>5.7246</text:p>
              </table:table-cell>
              <table:table-cell office:value-type="float" office:value="16">
                <text:p>16</text:p>
              </table:table-cell>
              <table:table-cell office:value-type="float" office:value="4.59608577972497">
                <text:p>4.596085779724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8625715988713">
                <text:p>4.686257159887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8639823518658">
                <text:p>4.786398235186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9589728101003">
                <text:p>4.895897281010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1414125546999">
                <text:p>5.014141255469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4052673338164">
                <text:p>5.140526733381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7446849328128">
                <text:p>5.274468493281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540588504896">
                <text:p>5.415405885048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6280721724467">
                <text:p>5.562807217244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617246029511">
                <text:p>5.71617246029511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Long_20_Dot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85cm" svg:height="8.373cm" xlink:href=".." xlink:type="simple" chart:class="chart:scatter" chart:style-name="ch1">
        <chart:legend chart:legend-position="end" svg:x="10.836cm" svg:y="3.638cm" style:legend-expansion="high" chart:style-name="ch2"/>
        <chart:plot-area chart:style-name="ch3" table:cell-range-address="Sheet1.Q27:Sheet1.Q37 Sheet1.S26:Sheet1.S37" chart:data-source-has-labels="row" svg:x="0.297cm" svg:y="0.167cm" svg:width="10.242cm" svg:height="8.039cm">
          <chart:coordinate-region svg:x="1.449cm" svg:y="0.366cm" svg:width="8.11cm" svg:height="7.1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S27:Sheet1.S37" chart:label-cell-address="Sheet1.S26:Sheet1.S26" chart:class="chart:scatter">
            <chart:domain table:cell-range-address="Sheet1.Q27:Sheet1.Q37"/>
            <chart:regression-curve chart:style-name="ch8">
              <chart:equation chart:display-equation="true" chart:display-r-square="true" svg:x="1.744cm" svg:y="0.248cm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1/ne</text:p>
                <draw:g>
                  <svg:desc>Sheet1.S26:Sheet1.S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5">
                <text:p>0.0035</text:p>
                <draw:g>
                  <svg:desc>Sheet1.Q27:Sheet1.Q37</svg:desc>
                </draw:g>
              </table:table-cell>
              <table:table-cell office:value-type="float" office:value="1.559771960464E-016">
                <text:p>1.559771960464E-016</text:p>
                <draw:g>
                  <svg:desc>Sheet1.S27:Sheet1.S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4">
                <text:p>0.0034</text:p>
              </table:table-cell>
              <table:table-cell office:value-type="float" office:value="1.48379311260247E-016">
                <text:p>1.48379311260247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3">
                <text:p>0.0033</text:p>
              </table:table-cell>
              <table:table-cell office:value-type="float" office:value="1.4148280258232E-016">
                <text:p>1.4148280258232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1">
                <text:p>0.0031</text:p>
              </table:table-cell>
              <table:table-cell office:value-type="float" office:value="1.35194840789686E-016">
                <text:p>1.35194840789686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">
                <text:p>0.003</text:p>
              </table:table-cell>
              <table:table-cell office:value-type="float" office:value="1.29438286105584E-016">
                <text:p>1.29438286105584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9">
                <text:p>0.0029</text:p>
              </table:table-cell>
              <table:table-cell office:value-type="float" office:value="1.22479295319173E-016">
                <text:p>1.22479295319173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8">
                <text:p>0.0028</text:p>
              </table:table-cell>
              <table:table-cell office:value-type="float" office:value="1.19270947873078E-016">
                <text:p>1.19270947873078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7">
                <text:p>0.0027</text:p>
              </table:table-cell>
              <table:table-cell office:value-type="float" office:value="1.13329598724962E-016">
                <text:p>1.13329598724962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6">
                <text:p>0.0026</text:p>
              </table:table-cell>
              <table:table-cell office:value-type="float" office:value="1.09244950696298E-016">
                <text:p>1.09244950696298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5">
                <text:p>0.0025</text:p>
              </table:table-cell>
              <table:table-cell office:value-type="float" office:value="1.05442026926626E-016">
                <text:p>1.05442026926626E-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4">
                <text:p>0.0024</text:p>
              </table:table-cell>
              <table:table-cell office:value-type="float" office:value="9.96550202171335E-017">
                <text:p>9.96550202171335E-0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ot" draw:display-name="Long Dot" draw:style="rect" draw:dots1="1" draw:dots1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Long_20_Dot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25cm" svg:height="8.443cm" xlink:href=".." xlink:type="simple" chart:class="chart:scatter" chart:style-name="ch1">
        <chart:legend chart:legend-position="end" svg:x="10.685cm" svg:y="3.673cm" style:legend-expansion="high" chart:style-name="ch2"/>
        <chart:plot-area chart:style-name="ch3" table:cell-range-address="Sheet1.Q6:Sheet1.Q13 Sheet1.S5:Sheet1.S13" chart:data-source-has-labels="row" svg:x="0.3cm" svg:y="0.168cm" svg:width="10.085cm" svg:height="8.107cm">
          <chart:coordinate-region svg:x="1.318cm" svg:y="0.367cm" svg:width="8.377cm" svg:height="7.7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S6:Sheet1.S13" chart:label-cell-address="Sheet1.S5:Sheet1.S5" chart:class="chart:scatter">
            <chart:domain table:cell-range-address="Sheet1.Q6:Sheet1.Q13"/>
            <chart:regression-curve chart:style-name="ch8">
              <chart:equation chart:display-equation="true" chart:display-r-square="true" svg:x="1.863cm" svg:y="1.148cm"/>
            </chart:regression-curve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-ln(ne)</text:p>
                <draw:g>
                  <svg:desc>Sheet1.S5:Sheet1.S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5">
                <text:p>0.0135</text:p>
                <draw:g>
                  <svg:desc>Sheet1.Q6:Sheet1.Q13</svg:desc>
                </draw:g>
              </table:table-cell>
              <table:table-cell office:value-type="float" office:value="-33.4115105466084">
                <text:p>-33.4115105466084</text:p>
                <draw:g>
                  <svg:desc>Sheet1.S6:Sheet1.S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5">
                <text:p>0.0115</text:p>
              </table:table-cell>
              <table:table-cell office:value-type="float" office:value="-33.9225649509748">
                <text:p>-33.9225649509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2">
                <text:p>0.0152</text:p>
              </table:table-cell>
              <table:table-cell office:value-type="float" office:value="-32.3126694249876">
                <text:p>-32.3126694249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6">
                <text:p>0.0146</text:p>
              </table:table-cell>
              <table:table-cell office:value-type="float" office:value="-33.0059310285695">
                <text:p>-33.0059310285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29">
                <text:p>0.0129</text:p>
              </table:table-cell>
              <table:table-cell office:value-type="float" office:value="-33.6993070159031">
                <text:p>-33.6993070159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-34.1050008784443">
                <text:p>-34.10500087844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8">
                <text:p>0.0088</text:p>
              </table:table-cell>
              <table:table-cell office:value-type="float" office:value="-34.7117083392645">
                <text:p>-34.71170833926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5">
                <text:p>0.0075</text:p>
              </table:table-cell>
              <table:table-cell office:value-type="float" office:value="-35.0869731193505">
                <text:p>-35.08697311935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ot" draw:display-name="Long Dot" draw:style="rect" draw:dots1="1" draw:dots1-length="100%" draw:distance="3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Long_20_Dot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44cm" svg:height="8.961cm" xlink:href=".." xlink:type="simple" chart:class="chart:scatter" chart:style-name="ch1">
        <chart:legend chart:legend-position="end" svg:x="11.895cm" svg:y="3.932cm" style:legend-expansion="high" chart:style-name="ch2"/>
        <chart:plot-area chart:style-name="ch3" table:cell-range-address="Sheet1.U27:Sheet1.U37 Sheet1.W26:Sheet1.W37" chart:data-source-has-labels="row" svg:x="0.318cm" svg:y="0.179cm" svg:width="11.259cm" svg:height="8.603cm">
          <chart:coordinate-region svg:x="1.47cm" svg:y="0.378cm" svg:width="9.128cm" svg:height="7.7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W27:Sheet1.W37" chart:label-cell-address="Sheet1.W26:Sheet1.W26" chart:class="chart:scatter">
            <chart:domain table:cell-range-address="Sheet1.U27:Sheet1.U37"/>
            <chart:regression-curve chart:style-name="ch8">
              <chart:equation chart:display-equation="true" chart:display-r-square="true" svg:x="1.29cm" svg:y="0.285cm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1/ne</text:p>
                <draw:g>
                  <svg:desc>Sheet1.W26:Sheet1.W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4">
                <text:p>0.0024</text:p>
                <draw:g>
                  <svg:desc>Sheet1.U27:Sheet1.U37</svg:desc>
                </draw:g>
              </table:table-cell>
              <table:table-cell office:value-type="float" office:value="1.559771960464E-016">
                <text:p>1.559771960464E-016</text:p>
                <draw:g>
                  <svg:desc>Sheet1.W27:Sheet1.W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">
                <text:p>0.0023</text:p>
              </table:table-cell>
              <table:table-cell office:value-type="float" office:value="1.50828898633398E-016">
                <text:p>1.50828898633398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2">
                <text:p>0.0022</text:p>
              </table:table-cell>
              <table:table-cell office:value-type="float" office:value="1.46007492336892E-016">
                <text:p>1.46007492336892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1">
                <text:p>0.0021</text:p>
              </table:table-cell>
              <table:table-cell office:value-type="float" office:value="1.37228257729395E-016">
                <text:p>1.37228257729395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">
                <text:p>0.002</text:p>
              </table:table-cell>
              <table:table-cell office:value-type="float" office:value="1.33220366907731E-016">
                <text:p>1.33220366907731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9">
                <text:p>0.0019</text:p>
              </table:table-cell>
              <table:table-cell office:value-type="float" office:value="1.29438286105584E-016">
                <text:p>1.29438286105584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85">
                <text:p>0.00185</text:p>
              </table:table-cell>
              <table:table-cell office:value-type="float" office:value="1.25863455586479E-016">
                <text:p>1.25863455586479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8">
                <text:p>0.0018</text:p>
              </table:table-cell>
              <table:table-cell office:value-type="float" office:value="1.22479295319173E-016">
                <text:p>1.22479295319173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7">
                <text:p>0.0017</text:p>
              </table:table-cell>
              <table:table-cell office:value-type="float" office:value="1.19270947873078E-016">
                <text:p>1.19270947873078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65">
                <text:p>0.00165</text:p>
              </table:table-cell>
              <table:table-cell office:value-type="float" office:value="1.16225060367544E-016">
                <text:p>1.16225060367544E-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6">
                <text:p>0.0016</text:p>
              </table:table-cell>
              <table:table-cell office:value-type="float" office:value="1.13329598724962E-016">
                <text:p>1.13329598724962E-0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ot" draw:display-name="Long Dot" draw:style="rect" draw:dots1="1" draw:dots1-length="100%" draw:distance="30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Long_20_Dot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64cm" svg:height="8.511cm" xlink:href=".." xlink:type="simple" chart:class="chart:scatter" chart:style-name="ch1">
        <chart:legend chart:legend-position="end" svg:x="12.624cm" svg:y="3.707cm" style:legend-expansion="high" chart:style-name="ch2"/>
        <chart:plot-area chart:style-name="ch3" table:cell-range-address="Sheet1.U6:Sheet1.U13 Sheet1.W5:Sheet1.W13" chart:data-source-has-labels="row" svg:x="0.339cm" svg:y="0.17cm" svg:width="11.946cm" svg:height="8.171cm">
          <chart:coordinate-region svg:x="1.357cm" svg:y="0.369cm" svg:width="10.238cm" svg:height="7.7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W6:Sheet1.W13" chart:label-cell-address="Sheet1.W5:Sheet1.W5" chart:class="chart:scatter">
            <chart:domain table:cell-range-address="Sheet1.U6:Sheet1.U13"/>
            <chart:regression-curve chart:style-name="ch8">
              <chart:equation chart:display-equation="true" chart:display-r-square="true" svg:x="1.658cm" svg:y="1.87cm"/>
            </chart:regression-curve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-ln(ne)</text:p>
                <draw:g>
                  <svg:desc>Sheet1.W5:Sheet1.W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5">
                <text:p>0.0155</text:p>
                <draw:g>
                  <svg:desc>Sheet1.U6:Sheet1.U13</svg:desc>
                </draw:g>
              </table:table-cell>
              <table:table-cell office:value-type="float" office:value="-32.3126694249876">
                <text:p>-32.3126694249876</text:p>
                <draw:g>
                  <svg:desc>Sheet1.W6:Sheet1.W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3">
                <text:p>0.0133</text:p>
              </table:table-cell>
              <table:table-cell office:value-type="float" office:value="-33.0059310285695">
                <text:p>-33.0059310285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2">
                <text:p>0.0122</text:p>
              </table:table-cell>
              <table:table-cell office:value-type="float" office:value="-33.4115105466084">
                <text:p>-33.4115105466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14">
                <text:p>0.0114</text:p>
              </table:table-cell>
              <table:table-cell office:value-type="float" office:value="-33.6993070159031">
                <text:p>-33.6993070159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06">
                <text:p>0.0106</text:p>
              </table:table-cell>
              <table:table-cell office:value-type="float" office:value="-33.9225649509748">
                <text:p>-33.9225649509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-34.1050008784443">
                <text:p>-34.10500087844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5">
                <text:p>0.0075</text:p>
              </table:table-cell>
              <table:table-cell office:value-type="float" office:value="-34.7117083392645">
                <text:p>-34.71170833926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3">
                <text:p>0.0063</text:p>
              </table:table-cell>
              <table:table-cell office:value-type="float" office:value="-35.0869731193505">
                <text:p>-35.08697311935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ot" draw:display-name="Long Dot" draw:style="rect" draw:dots1="1" draw:dots1-length="100%" draw:distance="300%"/>
  </office:styles>
</office:document-styles>
</file>